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2" svg:font-family="'LM Mono 12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081cm" draw:marker-start="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solid" svg:stroke-color="#000000" draw:marker-start="Arrow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marker-start="Arrow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2">
      <style:graphic-properties draw:fill-color="#ffffff" draw:textarea-vertical-align="middle" fo:min-height="13.882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stroke="solid" fo:min-height="11.929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subtitle">
      <style:graphic-properties draw:fill-color="#ffffff" fo:min-height="7.532cm"/>
    </style:style>
    <style:style style:name="pr9" style:family="presentation" style:parent-style-name="Default-subtitle">
      <style:graphic-properties draw:fill-color="#ffffff" fo:min-height="5.842cm"/>
    </style:style>
    <style:style style:name="pr10" style:family="presentation" style:parent-style-name="Default-subtitle">
      <style:graphic-properties draw:fill-color="#ffffff" fo:min-height="14.39cm"/>
    </style:style>
    <style:style style:name="pr11" style:family="presentation" style:parent-style-name="Default-subtitle">
      <style:graphic-properties draw:fill-color="#ffffff" fo:min-height="4.826cm"/>
    </style:style>
    <style:style style:name="pr12" style:family="presentation" style:parent-style-name="Default-subtitle">
      <style:graphic-properties draw:fill-color="#ffffff" fo:min-height="14.732cm"/>
    </style:style>
    <style:style style:name="pr13" style:family="presentation" style:parent-style-name="Default-subtitle">
      <style:graphic-properties draw:fill-color="#ffffff" fo:min-height="12.446cm"/>
    </style:style>
    <style:style style:name="pr14" style:family="presentation" style:parent-style-name="Default-subtitle">
      <style:graphic-properties draw:fill-color="#ffffff" fo:min-height="12.957cm"/>
    </style:style>
    <style:style style:name="pr15" style:family="presentation" style:parent-style-name="Default-subtitle">
      <style:graphic-properties draw:fill-color="#ffffff" fo:min-height="15.513cm"/>
    </style:style>
    <style:style style:name="pr16" style:family="presentation" style:parent-style-name="Default-subtitle" style:list-style-name="L6">
      <style:graphic-properties draw:fill-color="#ffffff" fo:min-height="12.446cm"/>
    </style:style>
    <style:style style:name="pr17" style:family="presentation" style:parent-style-name="Default-subtitle">
      <style:graphic-properties draw:fill-color="#ffffff" draw:auto-grow-height="true" fo:min-height="12.179cm"/>
    </style:style>
    <style:style style:name="pr18" style:family="presentation" style:parent-style-name="Default-subtitle">
      <style:graphic-properties draw:fill-color="#ffffff" draw:auto-grow-height="true" fo:min-height="13.712cm"/>
    </style:style>
    <style:style style:name="pr19" style:family="presentation" style:parent-style-name="Default-subtitle" style:list-style-name="L9">
      <style:graphic-properties draw:fill-color="#ffffff" draw:auto-grow-height="true" fo:min-height="12.179cm"/>
    </style:style>
    <style:style style:name="pr20" style:family="presentation" style:parent-style-name="Default-subtitle" style:list-style-name="L9">
      <style:graphic-properties draw:fill-color="#ffffff" draw:auto-grow-height="true" fo:min-height="12.179cm"/>
    </style:style>
    <style:style style:name="pr21" style:family="presentation" style:parent-style-name="Default-subtitle" style:list-style-name="L10">
      <style:graphic-properties draw:fill-color="#ffffff" draw:auto-grow-height="true" fo:min-height="15.723cm"/>
    </style:style>
    <style:style style:name="P1" style:family="paragraph">
      <style:text-properties fo:font-size="54pt" fo:font-weight="normal" style:font-size-asian="54pt" style:font-weight-asian="normal" style:font-size-complex="54pt" style:font-weight-complex="normal"/>
    </style:style>
    <style:style style:name="P2" style:family="paragraph">
      <style:paragraph-properties fo:line-height="140%" fo:text-align="start"/>
      <style:text-properties fo:font-size="32pt" style:font-size-asian="32pt" style:font-size-complex="32pt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style:text-properties style:font-name="LM Mono 12" fo:font-size="44pt" style:font-size-asian="44pt" style:font-size-complex="44pt"/>
    </style:style>
    <style:style style:name="P5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6" style:family="paragraph">
      <style:paragraph-properties fo:margin-left="0.813cm" fo:margin-right="0cm" fo:margin-top="0cm" fo:margin-bottom="0cm" fo:line-height="100%" fo:text-indent="0cm"/>
      <style:text-properties style:font-name="LM Mono 12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 fo:line-height="100%"/>
      <style:text-properties style:font-name="LM Mono 12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9" style:family="paragraph">
      <style:paragraph-properties fo:text-align="start"/>
      <style:text-properties style:font-name="LM Mono 12" fo:font-size="13pt" style:font-size-asian="13pt" style:font-size-complex="13pt"/>
    </style:style>
    <style:style style:name="P10" style:family="paragraph">
      <style:paragraph-properties fo:margin-top="0cm" fo:margin-bottom="0.813cm"/>
    </style:style>
    <style:style style:name="P11" style:family="paragraph">
      <style:paragraph-properties fo:text-align="start"/>
      <style:text-properties style:font-name="LM Mono 12"/>
    </style:style>
    <style:style style:name="P12" style:family="paragraph">
      <style:paragraph-properties fo:text-align="start"/>
      <style:text-properties style:font-name="LM Mono 12" fo:font-size="26pt" style:font-size-asian="26pt" style:font-size-complex="26pt"/>
    </style:style>
    <style:style style:name="P13" style:family="paragraph">
      <style:text-properties fo:font-size="20pt"/>
    </style:style>
    <style:style style:name="P14" style:family="paragraph">
      <style:text-properties fo:font-size="44pt" style:font-size-asian="44pt" style:font-size-complex="44pt"/>
    </style:style>
    <style:style style:name="P15" style:family="paragraph">
      <style:paragraph-properties fo:text-align="start"/>
      <style:text-properties style:font-name="LM Mono 12" fo:font-size="32pt" style:font-size-asian="32pt" style:font-size-complex="32pt"/>
    </style:style>
    <style:style style:name="P16" style:family="paragraph">
      <style:paragraph-properties fo:text-align="center"/>
      <style:text-properties style:font-name="LM Mono 12" fo:font-size="48pt" style:font-size-asian="48pt" style:font-size-complex="48pt"/>
    </style:style>
    <style:style style:name="P17" style:family="paragraph">
      <style:paragraph-properties fo:text-align="start"/>
      <style:text-properties style:font-name="LM Mono 12" fo:font-size="24pt" style:font-size-asian="24pt" style:font-size-complex="24pt"/>
    </style:style>
    <style:style style:name="P18" style:family="paragraph">
      <style:paragraph-properties fo:margin-top="0.559cm" fo:margin-bottom="0cm" fo:text-align="start"/>
      <style:text-properties style:font-name="LM Mono 12" fo:font-size="32pt" style:font-size-asian="32pt" style:font-size-complex="32pt"/>
    </style:style>
    <style:style style:name="P19" style:family="paragraph">
      <style:paragraph-properties fo:margin-top="1.016cm" fo:margin-bottom="0.508cm"/>
    </style:style>
    <style:style style:name="P20" style:family="paragraph">
      <style:paragraph-properties fo:margin-top="0cm" fo:margin-bottom="0cm" fo:text-align="start"/>
      <style:text-properties style:font-name="LM Mono 12" fo:font-size="20pt" style:font-size-asian="20pt" style:font-size-complex="20pt"/>
    </style:style>
    <style:style style:name="P21" style:family="paragraph">
      <style:paragraph-properties fo:margin-top="0cm" fo:margin-bottom="0cm" fo:text-align="start"/>
      <style:text-properties style:font-name="LM Mono 12" fo:font-size="24pt" style:font-size-asian="24pt" style:font-size-complex="24pt"/>
    </style:style>
    <style:style style:name="P22" style:family="paragraph">
      <style:paragraph-properties fo:margin-top="0cm" fo:margin-bottom="0cm" fo:text-align="start"/>
      <style:text-properties style:font-name="LM Mono 12" fo:font-size="28pt" fo:font-weight="normal" style:font-size-asian="28pt" style:font-weight-asian="normal" style:font-size-complex="28pt" style:font-weight-complex="normal"/>
    </style:style>
    <style:style style:name="P23" style:family="paragraph">
      <style:paragraph-properties fo:margin-top="0.559cm" fo:margin-bottom="0cm" fo:text-align="start"/>
      <style:text-properties style:font-name="LM Mono 12" fo:font-size="28pt" style:font-size-asian="28pt" style:font-size-complex="28pt"/>
    </style:style>
    <style:style style:name="P24" style:family="paragraph">
      <style:paragraph-properties fo:margin-top="0cm" fo:margin-bottom="0.864cm"/>
    </style:style>
    <style:style style:name="P25" style:family="paragraph">
      <style:text-properties fo:font-size="32pt" fo:font-style="normal" style:font-size-asian="32pt" style:font-style-asian="normal" style:font-size-complex="32pt" style:font-style-complex="normal"/>
    </style:style>
    <style:style style:name="P26" style:family="paragraph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27" style:family="paragraph">
      <style:paragraph-properties fo:margin-left="0cm" fo:margin-right="0cm" fo:text-align="start" fo:text-indent="0cm"/>
      <style:text-properties style:font-name="LM Mono 12"/>
    </style:style>
    <style:style style:name="P28" style:family="paragraph">
      <style:paragraph-properties fo:margin-left="0cm" fo:margin-right="0cm" fo:text-align="start" fo:text-indent="0cm"/>
      <style:text-properties style:font-name="LM Mono 12" fo:font-size="26pt" style:font-size-asian="26pt" style:font-size-complex="26pt"/>
    </style:style>
    <style:style style:name="P29" style:family="paragraph">
      <style:paragraph-properties fo:margin-top="0.762cm" fo:margin-bottom="0cm" fo:text-align="start"/>
      <style:text-properties style:font-name="LM Mono 12" fo:font-size="26pt" style:font-size-asian="26pt" style:font-size-complex="26pt"/>
    </style:style>
    <style:style style:name="P30" style:family="paragraph">
      <style:paragraph-properties fo:margin-left="0cm" fo:margin-right="0cm" fo:margin-top="0.762cm" fo:margin-bottom="0cm" fo:text-align="start" fo:text-indent="0cm"/>
      <style:text-properties style:font-name="LM Mono 12" fo:font-size="26pt" style:font-size-asian="26pt" style:font-size-complex="26pt"/>
    </style:style>
    <style:style style:name="P31" style:family="paragraph">
      <style:paragraph-properties fo:text-align="start"/>
      <style:text-properties style:font-name="LM Mono 12" fo:font-size="22pt" style:font-size-asian="22pt" style:font-size-complex="22pt"/>
    </style:style>
    <style:style style:name="P32" style:family="paragraph">
      <style:paragraph-properties fo:margin-left="0cm" fo:margin-right="0cm" fo:text-align="start" fo:text-indent="0cm"/>
      <style:text-properties style:font-name="LM Mono 12" fo:font-size="22pt" style:font-size-asian="22pt" style:font-size-complex="22pt"/>
    </style:style>
    <style:style style:name="P33" style:family="paragraph">
      <style:paragraph-properties fo:margin-top="0cm" fo:margin-bottom="0.66cm" fo:text-align="start"/>
      <style:text-properties style:font-name="Liberation Sans1" fo:font-size="36pt" style:font-size-asian="36pt" style:font-size-complex="36pt"/>
    </style:style>
    <style:style style:name="P34" style:family="paragraph">
      <style:paragraph-properties fo:margin-left="0cm" fo:margin-right="0cm" fo:margin-top="0cm" fo:margin-bottom="0.66cm" fo:text-align="start" fo:text-indent="0cm"/>
      <style:text-properties style:font-name="Liberation Sans1" fo:font-size="36pt" style:font-size-asian="36pt" style:font-size-complex="36pt"/>
    </style:style>
    <style:style style:name="P35" style:family="paragraph">
      <style:paragraph-properties fo:margin-top="0cm" fo:margin-bottom="0.66cm" fo:text-align="start"/>
      <style:text-properties style:font-name="LM Mono 12" fo:font-size="26pt" style:font-size-asian="26pt" style:font-size-complex="26pt"/>
    </style:style>
    <style:style style:name="P36" style:family="paragraph">
      <style:paragraph-properties fo:margin-left="0cm" fo:margin-right="0cm" fo:margin-top="0cm" fo:margin-bottom="0.66cm" fo:text-align="start" fo:text-indent="0cm"/>
      <style:text-properties style:font-name="LM Mono 12" fo:font-size="26pt" style:font-size-asian="26pt" style:font-size-complex="26pt"/>
    </style:style>
    <style:style style:name="P37" style:family="paragraph">
      <style:paragraph-properties fo:margin-left="0cm" fo:margin-right="0cm" fo:text-align="start" fo:text-indent="0cm"/>
      <style:text-properties style:font-name="LM Mono 12" fo:font-size="24pt" style:font-size-asian="24pt" style:font-size-complex="24pt"/>
    </style:style>
    <style:style style:name="P38" style:family="paragraph">
      <style:paragraph-properties fo:margin-top="0cm" fo:margin-bottom="0cm" fo:text-align="start"/>
      <style:text-properties style:font-name="LM Mono 12" fo:font-size="32pt" fo:font-weight="normal" style:font-size-asian="32pt" style:font-weight-asian="normal" style:font-size-complex="32pt" style:font-weight-complex="normal"/>
    </style:style>
    <style:style style:name="P39" style:family="paragraph">
      <style:text-properties style:font-name="LM Mono 12"/>
    </style:style>
    <style:style style:name="T1" style:family="text">
      <style:text-properties fo:font-size="44pt" fo:font-weight="normal" style:font-size-asian="44pt" style:font-weight-asian="normal" style:font-size-complex="44pt" style:font-weight-complex="normal"/>
    </style:style>
    <style:style style:name="T2" style:family="text">
      <style:text-properties fo:font-size="54pt" fo:font-weight="normal" style:font-size-asian="54pt" style:font-weight-asian="normal" style:font-size-complex="54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M Mono 12" fo:font-size="44pt" style:font-size-asian="44pt" style:font-size-complex="44pt"/>
    </style:style>
    <style:style style:name="T6" style:family="text">
      <style:text-properties fo:font-size="40pt" fo:font-weight="normal" style:font-size-asian="40pt" style:font-weight-asian="normal" style:font-size-complex="40pt" style:font-weight-complex="normal"/>
    </style:style>
    <style:style style:name="T7" style:family="text">
      <style:text-properties style:font-name="LM Mono 12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style:font-name="LM Mono 12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style:font-name="LM Mono 12" fo:font-size="13pt" style:font-size-asian="13pt" style:font-size-complex="13pt"/>
    </style:style>
    <style:style style:name="T10" style:family="text">
      <style:text-properties style:font-name="LM Mono 12"/>
    </style:style>
    <style:style style:name="T11" style:family="text">
      <style:text-properties style:font-name="Liberation Sans1"/>
    </style:style>
    <style:style style:name="T12" style:family="text">
      <style:text-properties style:font-name="LM Mono 12" fo:font-size="26pt" style:font-size-asian="26pt" style:font-size-complex="26pt"/>
    </style:style>
    <style:style style:name="T13" style:family="text">
      <style:text-properties fo:color="#ff3333" style:font-name="LM Mono 12" fo:font-size="28pt" style:font-size-asian="26pt" style:font-size-complex="26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style:font-name="LM Mono 12" fo:font-size="32pt" style:font-size-asian="32pt" style:font-size-complex="32pt"/>
    </style:style>
    <style:style style:name="T16" style:family="text">
      <style:text-properties style:font-name="Liberation Sans1" fo:font-size="48pt" style:font-size-asian="48pt" style:font-size-complex="48pt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font-name="LM Mono 12" fo:font-size="24pt" style:font-size-asian="24pt" style:font-size-complex="24pt"/>
    </style:style>
    <style:style style:name="T19" style:family="text">
      <style:text-properties style:font-name="LM Mono 12" fo:font-size="32pt" fo:font-weight="normal" style:font-size-asian="32pt" style:font-weight-asian="normal" style:font-size-complex="32pt" style:font-weight-complex="normal"/>
    </style:style>
    <style:style style:name="T20" style:family="text">
      <style:text-properties style:font-name="LM Mono 12" fo:font-size="24pt" fo:font-weight="bold" style:font-size-asian="24pt" style:font-weight-asian="bold" style:font-size-complex="24pt" style:font-weight-complex="bold"/>
    </style:style>
    <style:style style:name="T21" style:family="text">
      <style:text-properties style:font-name="LM Mono 12" fo:font-size="20pt" style:font-size-asian="20pt" style:font-size-complex="20pt"/>
    </style:style>
    <style:style style:name="T22" style:family="text">
      <style:text-properties style:font-name="LM Mono 12" fo:font-size="20pt" fo:font-weight="normal" style:font-size-asian="20pt" style:font-weight-asian="normal" style:font-size-complex="20pt" style:font-weight-complex="normal"/>
    </style:style>
    <style:style style:name="T23" style:family="text">
      <style:text-properties style:font-name="LM Mono 12" fo:font-size="20pt" fo:font-weight="bold" style:font-size-asian="20pt" style:font-weight-asian="bold" style:font-size-complex="20pt" style:font-weight-complex="bold"/>
    </style:style>
    <style:style style:name="T24" style:family="text">
      <style:text-properties style:font-name="LM Mono 12" fo:font-size="28pt" fo:font-weight="normal" style:font-size-asian="28pt" style:font-weight-asian="normal" style:font-size-complex="28pt" style:font-weight-complex="normal"/>
    </style:style>
    <style:style style:name="T25" style:family="text">
      <style:text-properties style:font-name="LM Mono 12" fo:font-size="28pt" fo:font-weight="bold" style:font-size-asian="28pt" style:font-weight-asian="bold" style:font-size-complex="28pt" style:font-weight-complex="bold"/>
    </style:style>
    <style:style style:name="T26" style:family="text">
      <style:text-properties style:font-name="LM Mono 12" fo:font-size="28pt" style:font-size-asian="28pt" style:font-size-complex="28pt"/>
    </style:style>
    <style:style style:name="T27" style:family="text">
      <style:text-properties style:font-name="Liberation Sans1" fo:font-size="32pt" style:font-size-asian="32pt" style:font-size-complex="32pt"/>
    </style:style>
    <style:style style:name="T28" style:family="text">
      <style:text-properties fo:font-size="32pt" fo:font-style="normal" style:font-size-asian="32pt" style:font-style-asian="normal" style:font-size-complex="32pt" style:font-style-complex="normal"/>
    </style:style>
    <style:style style:name="T29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0" style:family="text">
      <style:text-properties style:font-name="LM Mono 12" fo:font-size="26pt" fo:font-weight="bold" style:font-size-asian="26pt" style:font-weight-asian="bold" style:font-size-complex="26pt" style:font-weight-complex="bold"/>
    </style:style>
    <style:style style:name="T31" style:family="text">
      <style:text-properties style:font-name="LM Mono 12" fo:font-size="22pt" style:font-size-asian="22pt" style:font-size-complex="22pt"/>
    </style:style>
    <style:style style:name="T32" style:family="text">
      <style:text-properties style:font-name="Liberation Sans1" fo:font-size="36pt" style:font-size-asian="36pt" style:font-size-complex="36pt"/>
    </style:style>
    <style:style style:name="T33" style:family="text">
      <style:text-properties fo:color="#ffffff" style:font-name="Liberation Sans1" fo:font-size="36pt" style:font-size-asian="36pt" style:font-size-complex="36pt"/>
    </style:style>
    <style:style style:name="T34" style:family="text">
      <style:text-properties style:font-name="LM Mono 12" fo:font-size="32pt" fo:font-weight="bold" style:font-size-asian="32pt" style:font-weight-asian="bold" style:font-size-complex="32pt" style:font-weight-complex="bold"/>
    </style:style>
    <style:style style:name="T35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➔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✗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Концепты</text:span><text:span text:style-name="T2"> в C++</text:span></text:p>
          </draw:text-box>
        </draw:frame>
        <draw:frame presentation:style-name="pr2" draw:text-style-name="P2" draw:layer="layout" svg:width="25.199cm" svg:height="13.882cm" svg:x="1.4cm" svg:y="4.914cm" presentation:class="subtitle" presentation:user-transformed="true">
          <draw:text-box>
            <text:list text:style-name="L2">
              <text:list-item>
                <text:p text:style-name="P2"><text:span text:style-name="T3">Контроль полиморфизма</text:span></text:p>
              </text:list-item>
              <text:list-item>
                <text:p text:style-name="P2"><text:span text:style-name="T3">Простые ограничения</text:span></text:p>
              </text:list-item>
              <text:list-item>
                <text:p text:style-name="P2"><text:span text:style-name="T3">Сложные ограничения</text:span></text:p>
              </text:list-item>
              <text:list-item>
                <text:p text:style-name="P2"><text:span text:style-name="T3">Простые концепты</text:span></text:p>
              </text:list-item>
              <text:list-item>
                <text:p text:style-name="P2"><text:span text:style-name="T3">Вариабельные концепты</text:span></text:p>
              </text:list-item>
              <text:list-item>
                <text:p text:style-name="P2"><text:span text:style-name="T3">Критика концептов</text:span></text:p>
              </text:list-item>
              <text:list-item>
                <text:p text:style-name="P2"><text:span text:style-name="T3">Как это работае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3" draw:layer="layout" svg:width="25.199cm" svg:height="3.506cm" svg:x="1.4cm" svg:y="0.837cm" presentation:class="title">
          <draw:text-box>
            <text:p text:style-name="P3"><text:span text:style-name="T4">Обобщенный код</text:span></text:p>
          </draw:text-box>
        </draw:frame>
        <draw:frame presentation:style-name="pr5" draw:text-style-name="P4" draw:layer="layout" svg:width="16.38cm" svg:height="12.179cm" svg:x="1.4cm" svg:y="4.586cm" presentation:class="outline" presentation:user-transformed="true">
          <draw:text-box>
            <text:p text:style-name="P4"><text:span text:style-name="T5">template&lt;typename R, typename T&gt; bool </text:span></text:p>
            <text:p text:style-name="P4"><text:span text:style-name="T5">in (R const&amp; range, T const&amp; value) </text:span></text:p>
            <text:p text:style-name="P4"><text:span text:style-name="T5">{</text:span></text:p>
            <text:p text:style-name="P4"><text:span text:style-name="T5"><text:s text:c="2"/></text:span><text:span text:style-name="T5">for (auto const&amp; x : range)</text:span></text:p>
            <text:p text:style-name="P4"><text:span text:style-name="T5"><text:s text:c="4"/></text:span><text:span text:style-name="T5">if (x == value)</text:span></text:p>
            <text:p text:style-name="P4"><text:span text:style-name="T5"><text:s text:c="6"/></text:span><text:span text:style-name="T5">return true;</text:span></text:p>
            <text:p text:style-name="P4"><text:span text:style-name="T5"><text:s text:c="2"/></text:span><text:span text:style-name="T5">return false;</text:span></text:p>
            <text:p text:style-name="P4"><text:span text:style-name="T5">}</text:span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5" draw:layer="layout" svg:width="25.27cm" svg:height="3.506cm" svg:x="1.4cm" svg:y="0.837cm" presentation:class="title" presentation:user-transformed="true">
          <draw:text-box>
            <text:p text:style-name="P5"><text:span text:style-name="T6">Обобщенный код: неявные обещания</text:span></text:p>
          </draw:text-box>
        </draw:frame>
        <draw:frame presentation:style-name="pr5" draw:text-style-name="P4" draw:layer="layout" svg:width="16.38cm" svg:height="12.179cm" svg:x="1.4cm" svg:y="4.585cm" presentation:class="outline" presentation:user-transformed="true">
          <draw:text-box>
            <text:p text:style-name="P4"><text:span text:style-name="T5">template&lt;typename R, typename T&gt; bool </text:span></text:p>
            <text:p text:style-name="P4"><text:span text:style-name="T5">in (R const&amp; range, T const&amp; value) </text:span></text:p>
            <text:p text:style-name="P4"><text:span text:style-name="T5">{</text:span></text:p>
            <text:p text:style-name="P4"><text:span text:style-name="T5"><text:s text:c="2"/></text:span><text:span text:style-name="T5">for (auto const&amp; x : range)</text:span></text:p>
            <text:p text:style-name="P4"><text:span text:style-name="T5"><text:s text:c="4"/></text:span><text:span text:style-name="T5">if (x == value)</text:span></text:p>
            <text:p text:style-name="P4"><text:span text:style-name="T5"><text:s text:c="6"/></text:span><text:span text:style-name="T5">return true;</text:span></text:p>
            <text:p text:style-name="P4"><text:span text:style-name="T5"><text:s text:c="2"/></text:span><text:span text:style-name="T5">return false;</text:span></text:p>
            <text:p text:style-name="P4"><text:span text:style-name="T5">}</text:span></text:p>
            <text:p text:style-name="P4"><text:span text:style-name="T5"/></text:p>
          </draw:text-box>
        </draw:frame>
        <draw:frame presentation:style-name="pr6" draw:text-style-name="P6" draw:layer="layout" svg:width="13.97cm" svg:height="7.366cm" svg:x="14.986cm" svg:y="8.89cm" presentation:class="outline" presentation:user-transformed="true">
          <draw:text-box>
            <text:p text:style-name="P6"><text:span text:style-name="T7">R::begin()</text:span></text:p>
            <text:p text:style-name="P6"><text:span text:style-name="T7">R::end()</text:span></text:p>
            <text:p text:style-name="P6"><text:span text:style-name="T7">typename R::iterator</text:span></text:p>
            <text:p text:style-name="P6"><text:span text:style-name="T7">R::iterator::operator++()</text:span></text:p>
            <text:p text:style-name="P6"><text:span text:style-name="T7">R::iterator::operator!=()</text:span></text:p>
            <text:p text:style-name="P6"><text:span text:style-name="T7">R::iterator::operator*()</text:span></text:p>
          </draw:text-box>
        </draw:frame>
        <draw:line draw:style-name="gr2" draw:text-style-name="P7" draw:layer="layout" svg:x1="14.986cm" svg:y1="12.7cm" svg:x2="11.176cm" svg:y2="10.16cm">
          <text:p/>
        </draw:line>
        <draw:frame presentation:style-name="pr6" draw:text-style-name="P6" draw:layer="layout" svg:width="13.97cm" svg:height="2.54cm" svg:x="13.208cm" svg:y="17.526cm" presentation:class="outline" presentation:user-transformed="true">
          <draw:text-box>
            <text:p text:style-name="P6"><text:span text:style-name="T7">typename R::elemT</text:span></text:p>
            <text:p text:style-name="P6"><text:span text:style-name="T7">bool ::operator==(R::elemT,T)</text:span></text:p>
          </draw:text-box>
        </draw:frame>
        <draw:line draw:style-name="gr2" draw:text-style-name="P7" draw:layer="layout" svg:x1="14.224cm" svg:y1="17.526cm" svg:x2="9.398cm" svg:y2="11.43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Обобщенный код: нарушение</text:p>
          </draw:text-box>
        </draw:frame>
        <draw:frame presentation:style-name="pr5" draw:text-style-name="P4" draw:layer="layout" svg:width="16.38cm" svg:height="12.179cm" svg:x="1.4cm" svg:y="4.586cm" presentation:class="outline" presentation:user-transformed="true">
          <draw:text-box>
            <text:p text:style-name="P4"><text:span text:style-name="T5">template&lt;typename R, typename T&gt; bool </text:span></text:p>
            <text:p text:style-name="P4"><text:span text:style-name="T5">in (R const&amp; range, T const&amp; value) </text:span></text:p>
            <text:p text:style-name="P4"><text:span text:style-name="T5">{</text:span></text:p>
            <text:p text:style-name="P4"><text:span text:style-name="T5"><text:s text:c="2"/></text:span><text:span text:style-name="T5">for (auto const&amp; x : range)</text:span></text:p>
            <text:p text:style-name="P4"><text:span text:style-name="T5"><text:s text:c="4"/></text:span><text:span text:style-name="T5">if (x == value)</text:span></text:p>
            <text:p text:style-name="P4"><text:span text:style-name="T5"><text:s text:c="6"/></text:span><text:span text:style-name="T5">return true;</text:span></text:p>
            <text:p text:style-name="P4"><text:span text:style-name="T5"><text:s text:c="2"/></text:span><text:span text:style-name="T5">return false;</text:span></text:p>
            <text:p text:style-name="P4"><text:span text:style-name="T5">}</text:span></text:p>
          </draw:text-box>
        </draw:frame>
        <draw:frame presentation:style-name="pr5" draw:text-style-name="P8" draw:layer="layout" svg:width="23.622cm" svg:height="3.035cm" draw:transform="rotate (-0.00104719755119678) translate (1.778cm 16.51cm)" presentation:class="outline" presentation:user-transformed="true">
          <draw:text-box>
            <text:p text:style-name="P8"><text:span text:style-name="T8">vector&lt;string&gt; v { "0", "1", "2" };</text:span></text:p>
            <text:p text:style-name="P8"><text:span text:style-name="T8">bool is_in = in (v, 0);</text:span></text:p>
          </draw:text-box>
        </draw:frame>
        <draw:frame presentation:style-name="pr6" draw:text-style-name="P6" draw:layer="layout" svg:width="14.986cm" svg:height="1.524cm" svg:x="11.176cm" svg:y="13.462cm" presentation:class="outline" presentation:user-transformed="true">
          <draw:text-box>
            <text:p text:style-name="P6"><text:span text:style-name="T7">bool operator==(string, int)?</text:span></text:p>
          </draw:text-box>
        </draw:frame>
        <draw:line draw:style-name="gr2" draw:text-style-name="P7" draw:layer="layout" svg:x1="9.398cm" svg:y1="17.78cm" svg:x2="11.176cm" svg:y2="14.986cm">
          <text:p/>
        </draw:line>
        <draw:line draw:style-name="gr2" draw:text-style-name="P7" draw:layer="layout" svg:x1="9.906cm" svg:y1="10.922cm" svg:x2="11.176cm" svg:y2="13.462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Кара нарушителю</text:p>
          </draw:text-box>
        </draw:frame>
        <draw:frame presentation:style-name="pr7" draw:text-style-name="P9" draw:layer="layout" svg:width="25.199cm" svg:height="14.123cm" svg:x="1.4cm" svg:y="3.942cm" presentation:class="subtitle" presentation:user-transformed="true">
          <draw:text-box>
            <text:p text:style-name="P9"><text:span text:style-name="T9">...</text:span></text:p>
            <text:p text:style-name="P9"><text:span text:style-name="T9">In file included from /home/tilir/Applications/gcc-5.2/include</text:span></text:p>
            <text:p text:style-name="P9"><text:span text:style-name="T9">/c++/5.2.0/bits/stl_algobase.h:67:0,</text:span></text:p>
            <text:p text:style-name="P9"><text:span text:style-name="T9"><text:s text:c="17"/></text:span><text:span text:style-name="T9">from /home/tilir/Applications/gcc-5.2/include</text:span></text:p>
            <text:p text:style-name="P9"><text:span text:style-name="T9">/c++/5.2.0/vector:60,</text:span></text:p>
            <text:p text:style-name="P9"><text:span text:style-name="T9"><text:s text:c="17"/></text:span><text:span text:style-name="T9">from constr1.cc:1:</text:span></text:p>
            <text:p text:style-name="P9"><text:span text:style-name="T9">/home/tilir/Applications/gcc-5.2/include/c++/5.2.0/bits</text:span></text:p>
            <text:p text:style-name="P9"><text:span text:style-name="T9">/stl_iterator.h:820:5: note: candidate: </text:span></text:p>
            <text:p text:style-name="P9"><text:span text:style-name="T9">template&lt;class _IteratorL, class _IteratorR, class _Container&gt; </text:span></text:p>
            <text:p text:style-name="P9"><text:span text:style-name="T9">bool __gnu_cxx::operator==(const __gnu_cxx::__normal_iterator</text:span></text:p>
            <text:p text:style-name="P9"><text:span text:style-name="T9">&lt;_IteratorL, _Container&gt;&amp;, const __gnu_cxx::__normal_iterator</text:span></text:p>
            <text:p text:style-name="P9"><text:span text:style-name="T9">&lt;_IteratorR, _Container&gt;&amp;)</text:span></text:p>
            <text:p text:style-name="P9"><text:span text:style-name="T9"><text:s text:c="5"/></text:span><text:span text:style-name="T9">operator==(const __normal_iterator</text:span></text:p>
            <text:p text:style-name="P9"><text:span text:style-name="T9">&lt;_IteratorL, _Container&gt;&amp; __lhs,</text:span></text:p>
            <text:p text:style-name="P9"><text:span text:style-name="T9"><text:s text:c="5"/></text:span><text:span text:style-name="T9">^</text:span></text:p>
            <text:p text:style-name="P9"><text:span text:style-name="T9">/home/tilir/Applications/gcc-5.2/include/c++/5.2.0/bits</text:span></text:p>
            <text:p text:style-name="P9"><text:span text:style-name="T9">/stl_iterator.h:820:5: note: <text:s text:c="2"/>template argument deduction</text:span></text:p>
            <text:p text:style-name="P9"><text:span text:style-name="T9">/substitution failed:</text:span></text:p>
            <text:p text:style-name="P9"><text:span text:style-name="T9">constr1.cc:10:11: note: <text:s text:c="2"/>‘const std::__cxx11::basic_string&lt;char&gt;’ </text:span></text:p>
            <text:p text:style-name="P9"><text:span text:style-name="T9">is not derived from ‘const __gnu_cxx::__normal_iterator</text:span></text:p>
            <text:p text:style-name="P9"><text:span text:style-name="T9">&lt;_IteratorL, _Container&gt;’</text:span></text:p>
            <text:p text:style-name="P9"><text:span text:style-name="T9"><text:s text:c="5"/></text:span><text:span text:style-name="T9">if (x == value)</text:span></text:p>
            <text:p text:style-name="P9"><text:span text:style-name="T9">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Контроль полиморфизма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3">
              <text:list-item>
                <text:p text:style-name="P10">Отсекает лишние инстанцирования</text:p>
              </text:list-item>
              <text:list-item>
                <text:p text:style-name="P10">Улучшает диагностику ошибок</text:p>
              </text:list-item>
              <text:list-item>
                <text:p text:style-name="P10">Позволяет дополнительно разграничивать семейства полиморфных классов (пример: <text:span text:style-name="T10">complex&lt;int&gt;</text:span> vs <text:span text:style-name="T10">complex&lt;double&gt;</text:span>)</text:p>
              </text:list-item>
              <text:list-item>
                <text:p text:style-name="P10">Неужели никто никогда до него не додумался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Упростим пример</text:p>
          </draw:text-box>
        </draw:frame>
        <draw:frame presentation:style-name="pr8" draw:text-style-name="P11" draw:layer="layout" svg:width="25.199cm" svg:height="7.532cm" svg:x="1.4cm" svg:y="4.914cm" presentation:class="subtitle" presentation:user-transformed="true">
          <draw:text-box>
            <text:p text:style-name="P11"><text:span text:style-name="T10">template &lt;typename T, typename U&gt; bool</text:span></text:p>
            <text:p text:style-name="P11"><text:span text:style-name="T10">check_eq (T &amp;&amp;lhs, U &amp;&amp;rhs) {</text:span></text:p>
            <text:p text:style-name="P11"><text:span text:style-name="T10"><text:s text:c="2"/></text:span><text:span text:style-name="T10">return (lhs == rhs);</text:span></text:p>
            <text:p text:style-name="P11"><text:span text:style-name="T10">}</text:span></text:p>
          </draw:text-box>
        </draw:frame>
        <draw:frame presentation:style-name="pr9" draw:text-style-name="P11" draw:layer="layout" svg:width="25.199cm" svg:height="5.842cm" svg:x="1.016cm" svg:y="13.208cm">
          <draw:text-box>
            <text:p text:style-name="P11"><text:span text:style-name="T11">Неявный контракт из одного пункта</text:span></text:p>
            <text:p text:style-name="P11"><text:span text:style-name="T10">operator== (T, U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Проверка на существование (==)</text:p>
          </draw:text-box>
        </draw:frame>
        <draw:frame presentation:style-name="pr10" draw:text-style-name="P12" draw:layer="layout" svg:width="25.199cm" svg:height="14.39cm" svg:x="1.4cm" svg:y="4.914cm" presentation:class="subtitle" presentation:user-transformed="true">
          <draw:text-box>
            <text:p text:style-name="P12"><text:span text:style-name="T12">template &lt;typename T, typename U, typename = void&gt;</text:span></text:p>
            <text:p text:style-name="P12"><text:span text:style-name="T12">struct is_equality_comparable : std::false_type {};</text:span></text:p>
            <text:p text:style-name="P12"><text:span text:style-name="T12"/></text:p>
            <text:p text:style-name="P12"><text:span text:style-name="T13">// I feel really C++ here</text:span></text:p>
            <text:p text:style-name="P12"><text:span text:style-name="T12">template &lt;typename T, typename U&gt;</text:span></text:p>
            <text:p text:style-name="P12"><text:span text:style-name="T12">struct is_equality_comparable &lt;T, U,</text:span></text:p>
            <text:p text:style-name="P12"><text:span text:style-name="T12"><text:s text:c="4"/></text:span><text:span text:style-name="T12">decltype ((void)</text:span></text:p>
            <text:p text:style-name="P12"><text:span text:style-name="T12"><text:s text:c="6"/></text:span><text:span text:style-name="T12">(std::declval&lt;T&amp;&gt;() == std::declval&lt;U&amp;&gt;()))</text:span></text:p>
            <text:p text:style-name="P12"><text:span text:style-name="T12"><text:s text:c="2"/></text:span><text:span text:style-name="T12">&gt; : std::true_type {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text-style-name="P14" draw:layer="layout" svg:width="25.199cm" svg:height="3.506cm" svg:x="1.4cm" svg:y="0.837cm" presentation:class="title" presentation:user-transformed="true">
          <draw:text-box>
            <text:p text:style-name="P14"><text:span text:style-name="T14">Первая попытка: static assert</text:span></text:p>
          </draw:text-box>
        </draw:frame>
        <draw:frame presentation:style-name="pr8" draw:text-style-name="P15" draw:layer="layout" svg:width="25.199cm" svg:height="10.585cm" svg:x="1.524cm" svg:y="5.08cm" presentation:class="subtitle" presentation:user-transformed="true">
          <draw:text-box>
            <text:p text:style-name="P15"><text:span text:style-name="T15">template &lt;typename T, typename U&gt; bool</text:span></text:p>
            <text:p text:style-name="P15"><text:span text:style-name="T15">check_eq (T &amp;&amp;lhs, U &amp;&amp;rhs) {</text:span></text:p>
            <text:p text:style-name="P15"><text:span text:style-name="T15"><text:s text:c="2"/></text:span><text:span text:style-name="T15">static_assert (</text:span></text:p>
            <text:p text:style-name="P15"><text:span text:style-name="T15"><text:s text:c="6"/></text:span><text:span text:style-name="T15">is_equality_comparable&lt;T, U&gt;::value, </text:span></text:p>
            <text:p text:style-name="P15"><text:span text:style-name="T15"><text:s text:c="6"/></text:span><text:span text:style-name="T15">"Comparable types required");</text:span></text:p>
            <text:p text:style-name="P15"><text:span text:style-name="T15"><text:s text:c="2"/></text:span><text:span text:style-name="T15">return (lhs == rhs);</text:span></text:p>
            <text:p text:style-name="P15"><text:span text:style-name="T15">}</text:span></text:p>
          </draw:text-box>
        </draw:frame>
        <draw:frame presentation:style-name="pr11" draw:text-style-name="P16" draw:layer="layout" svg:width="25.199cm" svg:height="4.826cm" svg:x="1.016cm" svg:y="15.24cm">
          <draw:text-box>
            <text:p text:style-name="P16"><text:span text:style-name="T16">Стало ли лучше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Увы, стало <text:span text:style-name="T17">хуже</text:span></text:p>
          </draw:text-box>
        </draw:frame>
        <draw:frame presentation:style-name="pr7" draw:text-style-name="P17" draw:layer="layout" svg:width="25.199cm" svg:height="12.442cm" svg:x="1.4cm" svg:y="4.778cm" presentation:class="subtitle" presentation:user-transformed="true">
          <draw:text-box>
            <text:p text:style-name="P17"><text:span text:style-name="T18">eqcomp00.cc: In instantiation of </text:span></text:p>
            <text:p text:style-name="P17"><text:span text:style-name="T18"><text:s text:c="2"/>‘</text:span><text:span text:style-name="T18">bool check(T&amp;&amp;, U&amp;&amp;) [with T = int; U = noeq]’:</text:span></text:p>
            <text:p text:style-name="P17"><text:span text:style-name="T18">eqcomp00.cc:28:27: <text:s text:c="2"/>required from here</text:span></text:p>
            <text:p text:style-name="P17"><text:span text:style-name="T18">eqcomp00.cc:16:3: error: static assertion failed: </text:span></text:p>
            <text:p text:style-name="P17"><text:span text:style-name="T18"><text:s text:c="3"/></text:span><text:span text:style-name="T18">Comparable types required</text:span></text:p>
            <text:p text:style-name="P17"><text:span text:style-name="T18"><text:s text:c="3"/></text:span><text:span text:style-name="T18">static_assert (is_equality_comparable&lt;T, U&gt;::value, </text:span></text:p>
            <text:p text:style-name="P17"><text:span text:style-name="T18"><text:s text:c="3"/></text:span><text:span text:style-name="T18">^</text:span></text:p>
            <text:p text:style-name="P17"><text:span text:style-name="T18">eqcomp00.cc:18:15: error: no match for </text:span></text:p>
            <text:p text:style-name="P17"><text:span text:style-name="T18"><text:s text:c="3"/>‘</text:span><text:span text:style-name="T18">operator==’ (operand types are ‘int’ and ‘noeq’)</text:span></text:p>
            <text:p text:style-name="P17"><text:span text:style-name="T18"><text:s text:c="3"/></text:span><text:span text:style-name="T18">return (lhs == rhs);</text:span></text:p>
            <text:p text:style-name="P17"><text:span text:style-name="T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text-style-name="P14" draw:layer="layout" svg:width="25.199cm" svg:height="3.506cm" svg:x="1.4cm" svg:y="0.837cm" presentation:class="title" presentation:user-transformed="true">
          <draw:text-box>
            <text:p text:style-name="P14"><text:span text:style-name="T14">Вторая попытка: enable if</text:span></text:p>
          </draw:text-box>
        </draw:frame>
        <draw:frame presentation:style-name="pr12" draw:text-style-name="P18" draw:layer="layout" svg:width="25.199cm" svg:height="14.732cm" svg:x="1.524cm" svg:y="5.08cm" presentation:class="subtitle" presentation:user-transformed="true">
          <draw:text-box>
            <text:p text:style-name="P18"><text:span text:style-name="T15">template &lt;typename T, typename U,</text:span></text:p>
            <text:p text:style-name="P18"><text:span text:style-name="T15"><text:s text:c="4"/></text:span><text:span text:style-name="T15">typename = std::enable_if_t &lt;</text:span></text:p>
            <text:p text:style-name="P18"><text:span text:style-name="T15"><text:s text:c="5"/></text:span><text:span text:style-name="T15">is_equality_comparable&lt;T, U&gt;::value&gt;</text:span></text:p>
            <text:p text:style-name="P18"><text:span text:style-name="T15"><text:s text:c="2"/></text:span><text:span text:style-name="T15">&gt;</text:span></text:p>
            <text:p text:style-name="P18"><text:span text:style-name="T15">check_eq (T &amp;&amp;lhs, U &amp;&amp;rhs) {</text:span></text:p>
            <text:p text:style-name="P18"><text:span text:style-name="T15"><text:s text:c="2"/></text:span><text:span text:style-name="T15">return (lhs == rhs);</text:span></text:p>
            <text:p text:style-name="P18"><text:span text:style-name="T1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Теперь стало лучше</text:p>
          </draw:text-box>
        </draw:frame>
        <draw:frame presentation:style-name="pr7" draw:text-style-name="P17" draw:layer="layout" svg:width="25.199cm" svg:height="12.179cm" svg:x="1.4cm" svg:y="4.908cm" presentation:class="subtitle" presentation:user-transformed="true">
          <draw:text-box>
            <text:p text:style-name="P17"><text:span text:style-name="T18">eqcomp01.cc:27:20: error: </text:span></text:p>
            <text:p text:style-name="P17"><text:span text:style-name="T18"><text:s text:c="2"/></text:span><text:span text:style-name="T18">no matching function for call to ‘check(int, noeq)’</text:span></text:p>
            <text:p text:style-name="P17"><text:span text:style-name="T18"><text:s text:c="3"/></text:span><text:span text:style-name="T18">check (1, noeq(1));</text:span></text:p>
            <text:p text:style-name="P17"><text:span text:style-name="T18"/></text:p>
            <text:p text:style-name="P17"><text:span text:style-name="T18">eqcomp01.cc:18:6: note: candidate: </text:span></text:p>
            <text:p text:style-name="P17"><text:span text:style-name="T18"><text:s text:c="2"/></text:span><text:span text:style-name="T18">template&lt;class T, class U, class&gt; bool check(T&amp;&amp;, U&amp;&amp;)</text:span></text:p>
            <text:p text:style-name="P17"><text:span text:style-name="T18"><text:s text:c="2"/></text:span><text:span text:style-name="T18">bool check (T &amp;&amp;lhs, U &amp;&amp;rhs);</text:span></text:p>
            <text:p text:style-name="P17"><text:span text:style-name="T18"><text:s text:c="7"/></text:span><text:span text:style-name="T18">^</text:span></text:p>
            <text:p text:style-name="P17"><text:span text:style-name="T18">eqcomp01.cc:18:6: note: <text:s text:c="2"/></text:span></text:p>
            <text:p text:style-name="P17"><text:span text:style-name="T18"><text:s text:c="2"/></text:span><text:span text:style-name="T18">template argument deduction/substitution fail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12cm" presentation:class="title" presentation:user-transformed="true">
          <draw:text-box>
            <text:p>Проблемы с enable if</text:p>
          </draw:text-box>
        </draw:frame>
        <draw:frame presentation:style-name="pr5" draw:text-style-name="P19" draw:layer="layout" svg:width="25.199cm" svg:height="12.179cm" svg:x="1.4cm" svg:y="5.601cm" presentation:class="outline" presentation:user-transformed="true">
          <draw:text-box>
            <text:list text:style-name="L3">
              <text:list-item>
                <text:p text:style-name="P19">Усложненный синтаксис (тяжело читать и поддерживать такой код)</text:p>
              </text:list-item>
              <text:list-item>
                <text:p text:style-name="P19">Введение дополнительного шаблонного аргумента (или сложное изменение существующего)</text:p>
              </text:list-item>
              <text:list-item>
                <text:p text:style-name="P19">Все ещё не слишком очевидная диагностик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4" draw:text-style-name="P14" draw:layer="layout" svg:width="25.199cm" svg:height="3.506cm" svg:x="1.4cm" svg:y="0.837cm" presentation:class="title" presentation:user-transformed="true">
          <draw:text-box>
            <text:p text:style-name="P14"><text:span text:style-name="T14">Requires: явные требования</text:span></text:p>
          </draw:text-box>
        </draw:frame>
        <draw:frame presentation:style-name="pr13" draw:text-style-name="P18" draw:layer="layout" svg:width="25.908cm" svg:height="12.446cm" svg:x="1.016cm" svg:y="5.842cm" presentation:class="subtitle" presentation:user-transformed="true">
          <draw:text-box>
            <text:p text:style-name="P18"><text:span text:style-name="T15">template &lt;typename T, typename U&gt; bool</text:span></text:p>
            <text:p text:style-name="P18"><text:span text:style-name="T19">requires</text:span><text:span text:style-name="T15"> is_equality_comparable&lt;T, U&gt;::value</text:span></text:p>
            <text:p text:style-name="P18"><text:span text:style-name="T15">check_eq (T &amp;&amp;lhs, U &amp;&amp;rhs) {</text:span></text:p>
            <text:p text:style-name="P18"><text:span text:style-name="T15"><text:s text:c="2"/></text:span><text:span text:style-name="T15">return (lhs == rhs);</text:span></text:p>
            <text:p text:style-name="P18"><text:span text:style-name="T1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Теперь стало ещё лучше</text:p>
          </draw:text-box>
        </draw:frame>
        <draw:frame presentation:style-name="pr14" draw:text-style-name="P17" draw:layer="layout" svg:width="25.199cm" svg:height="13.573cm" svg:x="1.4cm" svg:y="4.518cm" presentation:class="subtitle" presentation:user-transformed="true">
          <draw:text-box>
            <text:p text:style-name="P17"><text:span text:style-name="T18"/></text:p>
            <text:p text:style-name="P17"><text:span text:style-name="T18">eqcomp01s.cc: In function ‘int main()’:</text:span></text:p>
            <text:p text:style-name="P17"><text:span text:style-name="T18">eqcomp01s.cc:27:20: error: cannot call function </text:span></text:p>
            <text:p text:style-name="P17"><text:span text:style-name="T18"><text:s text:c="2"/>‘</text:span><text:span text:style-name="T18">bool check(T&amp;&amp;, U&amp;&amp;) [with T = int; U = noeq]’</text:span></text:p>
            <text:p text:style-name="P17"><text:span text:style-name="T18"><text:s text:c="3"/></text:span><text:span text:style-name="T18">check (1, noeq(1));</text:span></text:p>
            <text:p text:style-name="P17"><text:span text:style-name="T18"><text:s text:c="20"/></text:span><text:span text:style-name="T18">^</text:span></text:p>
            <text:p text:style-name="P17"><text:span text:style-name="T18">eqcomp01s.cc:18:6: note: <text:s text:c="2"/></text:span><text:span text:style-name="T20">constraints not satisfied</text:span></text:p>
            <text:p text:style-name="P17"><text:span text:style-name="T18"><text:s/></text:span><text:span text:style-name="T18">bool check (T &amp;&amp;lhs, U &amp;&amp;rhs);</text:span></text:p>
            <text:p text:style-name="P17"><text:span text:style-name="T18"><text:s text:c="6"/></text:span><text:span text:style-name="T18">^~~~~</text:span></text:p>
            <text:p text:style-name="P17"><text:span text:style-name="T18">eqcomp01s.cc:18:6: note: <text:s text:c="2"/></text:span></text:p>
            <text:p text:style-name="P17"><text:span text:style-name="T18"><text:s text:c="3"/>‘</text:span><text:span text:style-name="T20">is_equality_comparable&lt;T, U&gt;::value</text:span><text:span text:style-name="T18">’ </text:span></text:p>
            <text:p text:style-name="P17"><text:span text:style-name="T18"><text:s text:c="3"/></text:span><text:span text:style-name="T20">evaluated to fal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text-style-name="P14" draw:layer="layout" svg:width="25.199cm" svg:height="3.506cm" svg:x="1.4cm" svg:y="0.837cm" presentation:class="title" presentation:user-transformed="true">
          <draw:text-box>
            <text:p text:style-name="P14"><text:span text:style-name="T14">Пример: перегрузка конструкторов</text:span></text:p>
          </draw:text-box>
        </draw:frame>
        <draw:frame presentation:style-name="pr12" draw:text-style-name="P20" draw:layer="layout" svg:width="25.199cm" svg:height="14.732cm" svg:x="1.524cm" svg:y="4.985cm" presentation:class="subtitle" presentation:user-transformed="true">
          <draw:text-box>
            <text:p text:style-name="P20"><text:span text:style-name="T21">struct Foo {</text:span></text:p>
            <text:p text:style-name="P20"><text:span text:style-name="T21"><text:s text:c="2"/></text:span><text:span text:style-name="T21">enum {int_like, float_like} type_;</text:span></text:p>
            <text:p text:style-name="P20"><text:span text:style-name="T22"><text:s text:c="2"/></text:span><text:span text:style-name="T22">template &lt;typename Int, </text:span></text:p>
            <text:p text:style-name="P20"><text:span text:style-name="T22"><text:s text:c="12"/></text:span><text:span text:style-name="T22">typename = std::enable_if_t&lt;</text:span></text:p>
            <text:p text:style-name="P20"><text:span text:style-name="T22"><text:s text:c="14"/></text:span><text:span text:style-name="T23">std::is_integral&lt;Int&gt;::value&gt;</text:span><text:span text:style-name="T22"> &gt;</text:span></text:p>
            <text:p text:style-name="P20"><text:span text:style-name="T22"><text:s text:c="2"/></text:span><text:span text:style-name="T22">Foo (Int x) : type_(int_like) { </text:span></text:p>
            <text:p text:style-name="P20"><text:span text:style-name="T22"><text:s text:c="4"/></text:span><text:span text:style-name="T22">std::cout &lt;&lt; "int like: " &lt;&lt; x &lt;&lt; std::endl; </text:span></text:p>
            <text:p text:style-name="P20"><text:span text:style-name="T22"><text:s text:c="2"/></text:span><text:span text:style-name="T22">}</text:span></text:p>
            <text:p text:style-name="P20"><text:span text:style-name="T21"><text:s text:c="2"/></text:span><text:span text:style-name="T21">template &lt;typename Float, </text:span></text:p>
            <text:p text:style-name="P20"><text:span text:style-name="T21"><text:s text:c="12"/></text:span><text:span text:style-name="T21">typename = std::enable_if_t&lt;</text:span></text:p>
            <text:p text:style-name="P20"><text:span text:style-name="T21"><text:s text:c="14"/></text:span><text:span text:style-name="T23">std::is_floating_point&lt;Float&gt;::value&gt;</text:span><text:span text:style-name="T21"> &gt;</text:span></text:p>
            <text:p text:style-name="P20"><text:span text:style-name="T21"><text:s text:c="2"/></text:span><text:span text:style-name="T21">Foo (Float x) : type_(float_like) <text:s/>{ </text:span></text:p>
            <text:p text:style-name="P20"><text:span text:style-name="T21"><text:s text:c="4"/></text:span><text:span text:style-name="T21">std::cout &lt;&lt; "float like: " &lt;&lt; x &lt;&lt; std::endl; </text:span></text:p>
            <text:p text:style-name="P20"><text:span text:style-name="T21"><text:s text:c="2"/></text:span><text:span text:style-name="T21">}</text:span></text:p>
            <text:p text:style-name="P20"><text:span text:style-name="T21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Проблемы: такой код не работает</text:p>
          </draw:text-box>
        </draw:frame>
        <draw:frame presentation:style-name="pr14" draw:text-style-name="P17" draw:layer="layout" svg:width="25.199cm" svg:height="14.704cm" svg:x="1.4cm" svg:y="5.362cm" presentation:class="subtitle" presentation:user-transformed="true">
          <draw:text-box>
            <text:p text:style-name="P17"><text:span text:style-name="T18">int main () {</text:span></text:p>
            <text:p text:style-name="P17"><text:span text:style-name="T18"><text:s text:c="2"/></text:span><text:span text:style-name="T18">Foo (1);</text:span></text:p>
            <text:p text:style-name="P17"><text:span text:style-name="T18"><text:s text:c="2"/></text:span><text:span text:style-name="T18">Foo (5.0);</text:span></text:p>
            <text:p text:style-name="P17"><text:span text:style-name="T18"><text:s text:c="2"/></text:span><text:span text:style-name="T18">return 0;</text:span></text:p>
            <text:p text:style-name="P17"><text:span text:style-name="T18">}</text:span></text:p>
            <text:p text:style-name="P17"><text:span text:style-name="T18">---------------------------------------------------------</text:span></text:p>
            <text:p text:style-name="P17"><text:span text:style-name="T20">ctorex01.cc:13:3: error: </text:span></text:p>
            <text:p text:style-name="P17"><text:span text:style-name="T20"><text:s text:c="2"/>‘</text:span><text:span text:style-name="T20">template&lt;class Float, class&gt; Foo::Foo(Float)’ </text:span></text:p>
            <text:p text:style-name="P17"><text:span text:style-name="T20"><text:s text:c="3"/></text:span><text:span text:style-name="T20">Foo (Float x) : type_(float_like) <text:s text:c="4"/></text:span></text:p>
            <text:p text:style-name="P17"><text:span text:style-name="T20"><text:s text:c="3"/></text:span><text:span text:style-name="T20">^~~</text:span></text:p>
            <text:p text:style-name="P17"><text:span text:style-name="T20">ctorex01.cc:9:3: error: with </text:span></text:p>
            <text:p text:style-name="P17"><text:span text:style-name="T20"><text:s text:c="2"/>‘</text:span><text:span text:style-name="T20">template&lt;class Int, class&gt; Foo::Foo(Int)’</text:span></text:p>
            <text:p text:style-name="P17"><text:span text:style-name="T20"><text:s text:c="3"/></text:span><text:span text:style-name="T20">Foo (Int x) : type_(int_lik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text-style-name="P14" draw:layer="layout" svg:width="25.199cm" svg:height="3.506cm" svg:x="1.4cm" svg:y="0.837cm" presentation:class="title" presentation:user-transformed="true">
          <draw:text-box>
            <text:p text:style-name="P14"><text:span text:style-name="T14">Перегрузка конструкторов - 2</text:span></text:p>
          </draw:text-box>
        </draw:frame>
        <draw:frame presentation:style-name="pr12" draw:text-style-name="P21" draw:layer="layout" svg:width="25.199cm" svg:height="14.732cm" svg:x="1.524cm" svg:y="4.985cm" presentation:class="subtitle" presentation:user-transformed="true">
          <draw:text-box>
            <text:p text:style-name="P21"><text:span text:style-name="T20">template &lt;int&gt; struct dummy { dummy(int) {} };</text:span></text:p>
            <text:p text:style-name="P21"><text:span text:style-name="T18"/></text:p>
            <text:p text:style-name="P21"><text:span text:style-name="T18">struct Foo {</text:span></text:p>
            <text:p text:style-name="P21"><text:span text:style-name="T18">// .....</text:span></text:p>
            <text:p text:style-name="P21"><text:span text:style-name="T18"><text:s text:c="2"/></text:span><text:span text:style-name="T18">template &lt;typename Int, typename = std::enable_if_t&lt;</text:span></text:p>
            <text:p text:style-name="P21"><text:span text:style-name="T18"><text:s text:c="14"/></text:span><text:span text:style-name="T18">std::is_integral&lt;Int&gt;::value&gt; &gt;</text:span></text:p>
            <text:p text:style-name="P21"><text:span text:style-name="T18"><text:s text:c="2"/></text:span><text:span text:style-name="T18">Foo (Int x, </text:span><text:span text:style-name="T20">dummy&lt;0&gt; = 0</text:span><text:span text:style-name="T18">);</text:span></text:p>
            <text:p text:style-name="P21"><text:span text:style-name="T18">// .....</text:span></text:p>
            <text:p text:style-name="P21"><text:span text:style-name="T18"><text:s text:c="2"/></text:span><text:span text:style-name="T18">template &lt;typename Float, typename = std::enable_if_t&lt;</text:span></text:p>
            <text:p text:style-name="P21"><text:span text:style-name="T18"><text:s text:c="14"/></text:span><text:span text:style-name="T18">std::is_floating_point&lt;Float&gt;::value&gt; &gt;</text:span></text:p>
            <text:p text:style-name="P21"><text:span text:style-name="T18"><text:s text:c="2"/></text:span><text:span text:style-name="T18">Foo (Float x, </text:span><text:span text:style-name="T20">dummy&lt;1&gt; = 0</text:span><text:span text:style-name="T18">);</text:span></text:p>
            <text:p text:style-name="P21"><text:span text:style-name="T18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text-style-name="P14" draw:layer="layout" svg:width="25.199cm" svg:height="3.506cm" svg:x="1.4cm" svg:y="0.837cm" presentation:class="title" presentation:user-transformed="true">
          <draw:text-box>
            <text:p text:style-name="P14"><text:span text:style-name="T14">Перегрузка конструкторов - 3</text:span></text:p>
          </draw:text-box>
        </draw:frame>
        <draw:frame presentation:style-name="pr12" draw:text-style-name="P22" draw:layer="layout" svg:width="25.654cm" svg:height="14.732cm" svg:x="1.524cm" svg:y="4.985cm" presentation:class="subtitle" presentation:user-transformed="true">
          <draw:text-box>
            <text:p text:style-name="P22"><text:span text:style-name="T24">struct Foo {</text:span></text:p>
            <text:p text:style-name="P22"><text:span text:style-name="T24"><text:s text:c="2"/></text:span><text:span text:style-name="T24">enum {int_like, float_like} type_;</text:span></text:p>
            <text:p text:style-name="P22"><text:span text:style-name="T24"/></text:p>
            <text:p text:style-name="P22"><text:span text:style-name="T24"><text:s text:c="2"/></text:span><text:span text:style-name="T24">template &lt;typename Int&gt;</text:span></text:p>
            <text:p text:style-name="P22"><text:span text:style-name="T24"><text:s text:c="2"/></text:span><text:span text:style-name="T24">requires </text:span><text:span text:style-name="T25">std::is_integral&lt;Int&gt;::value</text:span></text:p>
            <text:p text:style-name="P22"><text:span text:style-name="T24"><text:s text:c="2"/></text:span><text:span text:style-name="T24">Foo (Int x);</text:span></text:p>
            <text:p text:style-name="P22"><text:span text:style-name="T24"/></text:p>
            <text:p text:style-name="P22"><text:span text:style-name="T24"><text:s text:c="2"/></text:span><text:span text:style-name="T24">template &lt;typename Float&gt;</text:span></text:p>
            <text:p text:style-name="P22"><text:span text:style-name="T24"><text:s text:c="2"/></text:span><text:span text:style-name="T24">requires </text:span><text:span text:style-name="T25">std::is_floating_point&lt;Float&gt;::value</text:span></text:p>
            <text:p text:style-name="P22"><text:span text:style-name="T24"><text:s text:c="2"/></text:span><text:span text:style-name="T24">Foo (Float x);</text:span></text:p>
            <text:p text:style-name="P22"><text:span text:style-name="T24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Чуть больше о простых ограничениях</text:p>
          </draw:text-box>
        </draw:frame>
        <draw:frame presentation:style-name="pr13" draw:text-style-name="P23" draw:layer="layout" svg:width="25.4cm" svg:height="12.972cm" svg:x="1.016cm" svg:y="5.578cm">
          <draw:text-box>
            <text:p text:style-name="P23"><text:span text:style-name="T26">Позволяют проверять всё, что можно вычислить на этапе компиляции, включая:</text:span></text:p>
            <text:list text:style-name="L2">
              <text:list-item>
                <text:p text:style-name="P23"><text:span text:style-name="T26">Вызовы constexpr функций</text:span><text:span text:style-name="T26"><text:line-break/></text:span><text:span text:style-name="T26">template &lt;typename T, typename U&gt;</text:span><text:span text:style-name="T26"><text:line-break/></text:span><text:span text:style-name="T26">requires (somepred&lt;T&gt;() == 14) ||</text:span><text:span text:style-name="T26"><text:line-break/></text:span><text:span text:style-name="T26"> <text:s text:c="8"/>(somepred&lt;U&gt;() == 42)</text:span><text:span text:style-name="T26"><text:line-break/></text:span><text:span text:style-name="T26">bool check (T &amp;&amp;lhs, U &amp;&amp;rhs);</text:span></text:p>
              </text:list-item>
              <text:list-item>
                <text:p text:style-name="P23"><text:span text:style-name="T26">Вычисления sizeof</text:span><text:span text:style-name="T26"><text:line-break/></text:span><text:span text:style-name="T26">void f () requires sizeof(int) == 4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Недостатки простых ограничений</text:p>
          </draw:text-box>
        </draw:frame>
        <draw:frame presentation:style-name="pr5" draw:text-style-name="P24" draw:layer="layout" svg:width="25.199cm" svg:height="12.179cm" svg:x="1.4cm" svg:y="5.347cm" presentation:class="outline" presentation:user-transformed="true">
          <draw:text-box>
            <text:list text:style-name="L3">
              <text:list-item>
                <text:p text:style-name="P24">Требуют сложного кода для вычислений времени компиляции (см. определение <text:span text:style-name="T15">is_equality_comparable</text:span><text:span text:style-name="T27">)</text:span></text:p>
              </text:list-item>
              <text:list-item>
                <text:p text:style-name="P24"><text:span text:style-name="T27">Шаблонные ограничения в свою очередь могут содержать неявные контракты</text:span></text:p>
              </text:list-item>
              <text:list-item>
                <text:p text:style-name="P24">Сложно проверять корректность выведенных типов для выражений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Возвращение к check_eq</text:p>
          </draw:text-box>
        </draw:frame>
        <draw:frame presentation:style-name="pr13" draw:text-style-name="P23" draw:layer="layout" svg:width="25.4cm" svg:height="12.446cm" svg:x="1.016cm" svg:y="5.842cm">
          <draw:text-box>
            <text:p text:style-name="P23"><text:span text:style-name="T26">template &lt;typename T, typename U&gt; bool</text:span></text:p>
            <text:p text:style-name="P23"><text:span text:style-name="T24">requires</text:span><text:span text:style-name="T26"> </text:span><text:span text:style-name="T25">is_equality_comparable&lt;T, U&gt;::value</text:span></text:p>
            <text:p text:style-name="P23"><text:span text:style-name="T26">check_eq (T &amp;&amp;lhs, U &amp;&amp;rhs) {</text:span></text:p>
            <text:p text:style-name="P23"><text:span text:style-name="T26"><text:s text:c="2"/></text:span><text:span text:style-name="T26">return (lhs == rhs);</text:span></text:p>
            <text:p text:style-name="P23"><text:span text:style-name="T2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Сложные ограничения</text:p>
          </draw:text-box>
        </draw:frame>
        <draw:frame presentation:style-name="pr13" draw:text-style-name="P23" draw:layer="layout" svg:width="25.4cm" svg:height="12.446cm" svg:x="1.016cm" svg:y="5.842cm">
          <draw:text-box>
            <text:p text:style-name="P23"><text:span text:style-name="T26">template &lt;typename T, typename U&gt; bool</text:span></text:p>
            <text:p text:style-name="P23"><text:span text:style-name="T24">requires</text:span><text:span text:style-name="T26"> </text:span><text:span text:style-name="T25">requires(T t, U u) { t == u; }</text:span></text:p>
            <text:p text:style-name="P23"><text:span text:style-name="T26">check_eq (T &amp;&amp;lhs, U &amp;&amp;rhs) {</text:span></text:p>
            <text:p text:style-name="P23"><text:span text:style-name="T26"><text:s text:c="2"/></text:span><text:span text:style-name="T26">return (lhs == rhs);</text:span></text:p>
            <text:p text:style-name="P23"><text:span text:style-name="T2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Сложные ограничения</text:p>
          </draw:text-box>
        </draw:frame>
        <draw:frame presentation:style-name="pr13" draw:text-style-name="P23" draw:layer="layout" svg:width="25.4cm" svg:height="12.446cm" svg:x="1.016cm" svg:y="5.842cm">
          <draw:text-box>
            <text:p text:style-name="P23"><text:span text:style-name="T26">template &lt;typename T, typename U&gt; bool</text:span></text:p>
            <text:p text:style-name="P23"><text:span text:style-name="T24">requires</text:span><text:span text:style-name="T26"> </text:span><text:span text:style-name="T25">requires(T t, U u) { t == u; }</text:span></text:p>
            <text:p text:style-name="P23"><text:span text:style-name="T26">check_eq (T &amp;&amp;lhs, U &amp;&amp;rhs) {</text:span></text:p>
            <text:p text:style-name="P23"><text:span text:style-name="T26"><text:s text:c="2"/></text:span><text:span text:style-name="T26">return (lhs == rhs);</text:span></text:p>
            <text:p text:style-name="P23"><text:span text:style-name="T26">}</text:span></text:p>
          </draw:text-box>
        </draw:frame>
        <draw:line draw:style-name="gr2" draw:text-style-name="P7" draw:layer="layout" svg:x1="15.24cm" svg:y1="16.246cm" svg:x2="8.128cm" svg:y2="10.668cm">
          <text:p/>
        </draw:line>
        <draw:line draw:style-name="gr2" draw:text-style-name="P7" draw:layer="layout" svg:x1="7.62cm" svg:y1="6.597cm" svg:x2="3.556cm" svg:y2="9.899cm">
          <text:p/>
        </draw:line>
        <draw:frame draw:style-name="gr3" draw:text-style-name="P25" draw:layer="layout" svg:width="8.382cm" svg:height="1.517cm" svg:x="6.35cm" svg:y="5.08cm">
          <draw:text-box>
            <text:p text:style-name="P25"><text:span text:style-name="T28">requires clause</text:span></text:p>
          </draw:text-box>
        </draw:frame>
        <draw:frame draw:style-name="gr3" draw:text-style-name="P25" draw:layer="layout" svg:width="10.414cm" svg:height="1.517cm" svg:x="8.89cm" svg:y="16.246cm">
          <draw:text-box>
            <text:p text:style-name="P25"><text:span text:style-name="T28">requires express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Различия между простыми и сложными ограничениями</text:p>
          </draw:text-box>
        </draw:frame>
        <draw:frame presentation:style-name="pr15" draw:text-style-name="P17" draw:layer="layout" svg:width="13.261cm" svg:height="15.513cm" svg:x="1.217cm" svg:y="4.299cm" presentation:class="subtitle" presentation:user-transformed="true">
          <draw:text-box>
            <text:p text:style-name="P17"><text:span text:style-name="T18">template &lt;typename T&gt;</text:span></text:p>
            <text:p text:style-name="P17"><text:span text:style-name="T18">constexpr int somepred() {</text:span></text:p>
            <text:p text:style-name="P17"><text:span text:style-name="T18"><text:s text:c="2"/></text:span><text:span text:style-name="T18">return 14;</text:span></text:p>
            <text:p text:style-name="P17"><text:span text:style-name="T18">}</text:span></text:p>
            <text:p text:style-name="P17"><text:span text:style-name="T18">template &lt;typename T&gt;</text:span></text:p>
            <text:p text:style-name="P17"><text:span text:style-name="T18">requires somepred&lt;T&gt;() == 42</text:span></text:p>
            <text:p text:style-name="P17"><text:span text:style-name="T18">bool foo (T&amp;&amp; lhs, U&amp;&amp; rhs);</text:span></text:p>
            <text:p text:style-name="P17"><text:span text:style-name="T18"/></text:p>
            <text:p text:style-name="P17"><text:span text:style-name="T18">template &lt;typename T&gt;</text:span></text:p>
            <text:p text:style-name="P17"><text:span text:style-name="T18">requires requires (T t) { </text:span></text:p>
            <text:p text:style-name="P17"><text:span text:style-name="T18"><text:s text:c="2"/></text:span><text:span text:style-name="T18">somepred&lt;T&gt;() == 42;</text:span></text:p>
            <text:p text:style-name="P17"><text:span text:style-name="T18">}</text:span></text:p>
            <text:p text:style-name="P17"><text:span text:style-name="T18">bool bar (T&amp;&amp; lhs, U&amp;&amp; rhs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Разлчия между простыми и сложными ограничениями</text:p>
          </draw:text-box>
        </draw:frame>
        <draw:frame presentation:style-name="pr15" draw:text-style-name="P17" draw:layer="layout" svg:width="13.261cm" svg:height="15.513cm" svg:x="1.217cm" svg:y="4.299cm" presentation:class="subtitle" presentation:user-transformed="true">
          <draw:text-box>
            <text:p text:style-name="P17"><text:span text:style-name="T18">template &lt;typename T&gt;</text:span></text:p>
            <text:p text:style-name="P17"><text:span text:style-name="T18">constexpr int somepred() {</text:span></text:p>
            <text:p text:style-name="P17"><text:span text:style-name="T18"><text:s text:c="2"/></text:span><text:span text:style-name="T18">return 14;</text:span></text:p>
            <text:p text:style-name="P17"><text:span text:style-name="T18">}</text:span></text:p>
            <text:p text:style-name="P17"><text:span text:style-name="T18">template &lt;typename T&gt;</text:span></text:p>
            <text:p text:style-name="P17"><text:span text:style-name="T18">requires somepred&lt;T&gt;() == 42</text:span></text:p>
            <text:p text:style-name="P17"><text:span text:style-name="T18">bool foo (T&amp;&amp; lhs, U&amp;&amp; rhs);</text:span></text:p>
            <text:p text:style-name="P17"><text:span text:style-name="T18"/></text:p>
            <text:p text:style-name="P17"><text:span text:style-name="T18">template &lt;typename T&gt;</text:span></text:p>
            <text:p text:style-name="P17"><text:span text:style-name="T18">requires requires (T t) { </text:span></text:p>
            <text:p text:style-name="P17"><text:span text:style-name="T18"><text:s text:c="2"/></text:span><text:span text:style-name="T18">somepred&lt;T&gt;() == 42;</text:span></text:p>
            <text:p text:style-name="P17"><text:span text:style-name="T18">}</text:span></text:p>
            <text:p text:style-name="P17"><text:span text:style-name="T18">bool bar (T&amp;&amp; lhs, U&amp;&amp; rhs);</text:span></text:p>
          </draw:text-box>
        </draw:frame>
        <draw:line draw:style-name="gr2" draw:text-style-name="P7" draw:layer="layout" svg:x1="15.748cm" svg:y1="9.398cm" svg:x2="10.922cm" svg:y2="10.668cm">
          <text:p/>
        </draw:line>
        <draw:frame draw:style-name="gr4" draw:text-style-name="P26" draw:layer="layout" svg:width="8.128cm" svg:height="4.049cm" svg:x="15.748cm" svg:y="8.382cm">
          <draw:text-box>
            <text:p text:style-name="P26"><text:span text:style-name="T29">Вычисляется</text:span></text:p>
            <text:p text:style-name="P26"><text:span text:style-name="T29">(проверка не пройдет)</text:span></text:p>
          </draw:text-box>
        </draw:frame>
        <draw:frame draw:style-name="gr4" draw:text-style-name="P26" draw:layer="layout" svg:width="11.176cm" svg:height="2.783cm" svg:x="15.24cm" svg:y="17.029cm">
          <draw:text-box>
            <text:p text:style-name="P26"><text:span text:style-name="T29">Проверяются типы</text:span></text:p>
            <text:p text:style-name="P26"><text:span text:style-name="T29">(проверка <text:s/>пройдет)</text:span></text:p>
          </draw:text-box>
        </draw:frame>
        <draw:line draw:style-name="gr2" draw:text-style-name="P7" draw:layer="layout" svg:x1="15.24cm" svg:y1="18.288cm" svg:x2="7.874cm" svg:y2="17.018cm">
          <text:p/>
        </draw:lin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Сложные ограничения - 2</text:p>
          </draw:text-box>
        </draw:frame>
        <draw:frame presentation:style-name="pr16" draw:text-style-name="P23" draw:layer="layout" svg:width="25.4cm" svg:height="14.848cm" svg:x="1.016cm" svg:y="4.388cm">
          <draw:text-box>
            <text:list text:style-name="L6">
              <text:list-item>
                <text:p text:style-name="P23"><text:span text:style-name="T26">Базовые</text:span><text:span text:style-name="T26"><text:line-break/></text:span><text:span text:style-name="T26">template &lt;typename T&gt;</text:span><text:span text:style-name="T26"><text:line-break/></text:span><text:span text:style-name="T26">requires requires (T a, T b) { a + b; }</text:span><text:span text:style-name="T26"><text:line-break/></text:span><text:span text:style-name="T26">T test1 (T, T);</text:span></text:p>
              </text:list-item>
              <text:list-item>
                <text:p text:style-name="P23"><text:span text:style-name="T26">Для типов</text:span><text:span text:style-name="T26"><text:line-break/></text:span><text:span text:style-name="T26">requires requires() { typename T::inner; }</text:span></text:p>
              </text:list-item>
              <text:list-item>
                <text:p text:style-name="P23"><text:span text:style-name="T26">Составные</text:span></text:p>
                <text:p text:style-name="P23"><text:span text:style-name="T26">requires requires(T x) { </text:span><text:span text:style-name="T26"><text:line-break/></text:span><text:span text:style-name="T26"> <text:s text:c="2"/>{*x} -&gt; typename T::inner;</text:span><text:span text:style-name="T26"><text:line-break/></text:span><text:span text:style-name="T26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Сложные ограничения - 3</text:p>
          </draw:text-box>
        </draw:frame>
        <draw:frame presentation:style-name="pr7" draw:text-style-name="P12" draw:layer="layout" svg:width="25.199cm" svg:height="13.509cm" svg:x="1.4cm" svg:y="4.249cm" presentation:class="subtitle" presentation:user-transformed="true">
          <draw:text-box>
            <text:p text:style-name="P12"><text:span text:style-name="T12">template &lt;typename T&gt;</text:span></text:p>
            <text:p text:style-name="P12"><text:span text:style-name="T12">requires requires(T x) {</text:span></text:p>
            <text:p text:style-name="P12"><text:span text:style-name="T12"><text:s text:c="11"/></text:span><text:span text:style-name="T12">{*x} -&gt; typename T::inner;</text:span></text:p>
            <text:p text:style-name="P12"><text:span text:style-name="T12"><text:s text:c="9"/></text:span><text:span text:style-name="T12">} &amp;&amp;</text:span></text:p>
            <text:p text:style-name="P12"><text:span text:style-name="T12"><text:s text:c="9"/></text:span><text:span text:style-name="T12">requires() {</text:span></text:p>
            <text:p text:style-name="P12"><text:span text:style-name="T12"><text:s text:c="11"/></text:span><text:span text:style-name="T12">typename T::inner;</text:span></text:p>
            <text:p text:style-name="P12"><text:span text:style-name="T12"><text:s text:c="9"/></text:span><text:span text:style-name="T12">} ||</text:span></text:p>
            <text:p text:style-name="P12"><text:span text:style-name="T12"><text:s text:c="9"/></text:span><text:span text:style-name="T12">requires (T a, T b) {</text:span></text:p>
            <text:p text:style-name="P12"><text:span text:style-name="T12"><text:s text:c="11"/></text:span><text:span text:style-name="T12">a + b;</text:span></text:p>
            <text:p text:style-name="P12"><text:span text:style-name="T12"><text:s text:c="9"/></text:span><text:span text:style-name="T12">}</text:span></text:p>
            <text:p text:style-name="P12"><text:span text:style-name="T12">T test4 (T, T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Сложные ограничения - 3</text:p>
          </draw:text-box>
        </draw:frame>
        <draw:frame presentation:style-name="pr7" draw:text-style-name="P12" draw:layer="layout" svg:width="25.199cm" svg:height="13.509cm" svg:x="1.471cm" svg:y="4.249cm" presentation:class="subtitle" presentation:user-transformed="true">
          <draw:text-box>
            <text:p text:style-name="P12"><text:span text:style-name="T12">template &lt;typename T&gt;</text:span></text:p>
            <text:p text:style-name="P12"><text:span text:style-name="T12">requires requires(T x) {</text:span></text:p>
            <text:p text:style-name="P12"><text:span text:style-name="T12"><text:s text:c="11"/></text:span><text:span text:style-name="T12">{*x} -&gt; typename T::inner;</text:span></text:p>
            <text:p text:style-name="P12"><text:span text:style-name="T12"><text:s text:c="9"/></text:span><text:span text:style-name="T12">} &amp;&amp;</text:span></text:p>
            <text:p text:style-name="P12"><text:span text:style-name="T12"><text:s text:c="9"/></text:span><text:span text:style-name="T12">requires() {</text:span></text:p>
            <text:p text:style-name="P12"><text:span text:style-name="T12"><text:s text:c="11"/></text:span><text:span text:style-name="T12">typename T::inner;</text:span></text:p>
            <text:p text:style-name="P12"><text:span text:style-name="T12"><text:s text:c="9"/></text:span><text:span text:style-name="T12">} ||</text:span></text:p>
            <text:p text:style-name="P12"><text:span text:style-name="T12"><text:s text:c="9"/></text:span><text:span text:style-name="T12">requires (T a, T b) {</text:span></text:p>
            <text:p text:style-name="P12"><text:span text:style-name="T12"><text:s text:c="11"/></text:span><text:span text:style-name="T12">a + b;</text:span></text:p>
            <text:p text:style-name="P12"><text:span text:style-name="T12"><text:s text:c="9"/></text:span><text:span text:style-name="T12">}</text:span></text:p>
            <text:p text:style-name="P12"><text:span text:style-name="T12">T test_complex (T, T);</text:span></text:p>
          </draw:text-box>
        </draw:frame>
        <draw:line draw:style-name="gr2" draw:text-style-name="P7" draw:layer="layout" svg:x1="18.796cm" svg:y1="8.636cm" svg:x2="7.874cm" svg:y2="8.636cm">
          <text:p/>
        </draw:line>
        <draw:frame draw:style-name="gr3" draw:text-style-name="P26" draw:layer="layout" svg:width="8.128cm" svg:height="1.517cm" svg:x="18.796cm" svg:y="7.874cm">
          <draw:text-box>
            <text:p text:style-name="P26"><text:span text:style-name="T29">Коньюнкция</text:span></text:p>
          </draw:text-box>
        </draw:frame>
        <draw:frame draw:style-name="gr3" draw:text-style-name="P26" draw:layer="layout" svg:width="8.128cm" svg:height="1.517cm" svg:x="18.796cm" svg:y="11.437cm">
          <draw:text-box>
            <text:p text:style-name="P26"><text:span text:style-name="T29">Дизъюнкция</text:span></text:p>
          </draw:text-box>
        </draw:frame>
        <draw:line draw:style-name="gr2" draw:text-style-name="P7" draw:layer="layout" svg:x1="18.796cm" svg:y1="12.192cm" svg:x2="7.874cm" svg:y2="12.192cm">
          <text:p/>
        </draw:lin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Вопрос на понимание</text:p>
          </draw:text-box>
        </draw:frame>
        <draw:frame presentation:style-name="pr7" draw:text-style-name="P12" draw:layer="layout" svg:width="25.199cm" svg:height="14.737cm" svg:x="1.471cm" svg:y="4.064cm" presentation:class="subtitle" presentation:user-transformed="true">
          <draw:text-box>
            <text:p text:style-name="P12"><text:span text:style-name="T12">struct HasInner { using inner = int;};</text:span></text:p>
            <text:p text:style-name="P12"><text:span text:style-name="T12"/></text:p>
            <text:p text:style-name="P12"><text:span text:style-name="T12">struct HasDeref { using inner = int;</text:span></text:p>
            <text:p text:style-name="P12"><text:span text:style-name="T12"><text:s text:c="18"/></text:span><text:span text:style-name="T12">inner operator*(); };</text:span></text:p>
            <text:p text:style-name="P12"><text:span text:style-name="T12"/></text:p>
            <text:p text:style-name="P12"><text:span text:style-name="T12">struct HasPlus { using inner = int;</text:span></text:p>
            <text:p text:style-name="P12"><text:span text:style-name="T12"><text:s text:c="17"/></text:span><text:span text:style-name="T12">inner operator*();</text:span></text:p>
            <text:p text:style-name="P12"><text:span text:style-name="T12"><text:s text:c="17"/></text:span><text:span text:style-name="T12">void operator+(HasPlus x); };</text:span></text:p>
            <text:p text:style-name="P12"><text:span text:style-name="T12"/></text:p>
            <text:p text:style-name="P12"><text:span text:style-name="T12">(1) test_complex (HasInner{}, HasInner{});</text:span></text:p>
            <text:p text:style-name="P12"><text:span text:style-name="T12">(2) test_complex (HasDeref{}, HasDeref{});</text:span></text:p>
            <text:p text:style-name="P12"><text:span text:style-name="T12">(3) test_complex (HasPlus{}, HasPlus{}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Недостатки сложных ограничений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3">
              <text:list-item>
                <text:p text:style-name="P10">Сложный синтаксис</text:p>
              </text:list-item>
              <text:list-item>
                <text:p text:style-name="P10">Усложняют объявления функций</text:p>
              </text:list-item>
              <text:list-item>
                <text:p text:style-name="P10">Каждый раз надо писать заново</text:p>
              </text:list-item>
              <text:list-item>
                <text:p text:style-name="P10">Сложно переиспользовать</text:p>
              </text:list-item>
            </text:list>
          </draw:text-box>
        </draw:frame>
        <draw:frame presentation:style-name="pr1" draw:layer="layout" svg:width="25.199cm" svg:height="3.506cm" svg:x="1.016cm" svg:y="13.97cm" presentation:class="title" presentation:user-transformed="true">
          <draw:text-box>
            <text:p>Выход? Простые концепты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Неявные требования к FI Seq</text:p>
          </draw:text-box>
        </draw:frame>
        <draw:frame presentation:style-name="pr17" draw:text-style-name="P27" draw:layer="layout" svg:width="25.199cm" svg:height="12.179cm" svg:x="1.4cm" svg:y="4.914cm" presentation:class="subtitle" presentation:user-transformed="true">
          <draw:text-box>
            <text:p text:style-name="P11"><text:span text:style-name="T10">Последовательность ::= {</text:span></text:p>
            <text:p text:style-name="P11"><text:span text:style-name="T10">T::element_type</text:span></text:p>
            <text:p text:style-name="P11"><text:span text:style-name="T10">size_t size()</text:span></text:p>
            <text:p text:style-name="P11"><text:span text:style-name="T10">bool empty()</text:span></text:p>
            <text:p text:style-name="P11"><text:span text:style-name="T10">T::element_type back()</text:span></text:p>
            <text:p text:style-name="P11"><text:span text:style-name="T10">push_back(T::element_type)</text:span></text:p>
            <text:p text:style-name="P11"><text:span text:style-name="T1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Явные требования к FI Seq</text:p>
          </draw:text-box>
        </draw:frame>
        <draw:frame presentation:style-name="pr17" draw:text-style-name="P28" draw:layer="layout" svg:width="25.199cm" svg:height="13.509cm" svg:x="1.217cm" svg:y="5.694cm" presentation:class="subtitle" presentation:user-transformed="true">
          <draw:text-box>
            <text:p text:style-name="P12"><text:span text:style-name="T12">template &lt;typename T&gt;</text:span></text:p>
            <text:p text:style-name="P12"><text:span text:style-name="T30">concept</text:span><text:span text:style-name="T12"> bool Sequence() {</text:span></text:p>
            <text:p text:style-name="P12"><text:span text:style-name="T12"><text:s text:c="2"/></text:span><text:span text:style-name="T12">return</text:span></text:p>
            <text:p text:style-name="P12"><text:span text:style-name="T12"><text:s text:c="4"/></text:span><text:span text:style-name="T12">requires { typename T::element_type; } &amp;&amp;</text:span></text:p>
            <text:p text:style-name="P12"><text:span text:style-name="T12"><text:s text:c="4"/></text:span><text:span text:style-name="T12">requires (T t, typename T::element_type x) {</text:span></text:p>
            <text:p text:style-name="P12"><text:span text:style-name="T12"><text:s text:c="6"/></text:span><text:span text:style-name="T12">{ t.size() } -&gt; size_t;</text:span></text:p>
            <text:p text:style-name="P12"><text:span text:style-name="T12"><text:s text:c="6"/></text:span><text:span text:style-name="T12">{ t.empty() } -&gt; bool;</text:span></text:p>
            <text:p text:style-name="P12"><text:span text:style-name="T12"><text:s text:c="6"/></text:span><text:span text:style-name="T12">{ t.back() } -&gt; typename T::element_type;</text:span></text:p>
            <text:p text:style-name="P12"><text:span text:style-name="T12"><text:s text:c="6"/></text:span><text:span text:style-name="T12">{ t.push_back(x) }</text:span></text:p>
            <text:p text:style-name="P12"><text:span text:style-name="T12"><text:s text:c="4"/></text:span><text:span text:style-name="T12">};</text:span></text:p>
            <text:p text:style-name="P12"><text:span text:style-name="T1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Использование концептов</text:p>
          </draw:text-box>
        </draw:frame>
        <draw:frame presentation:style-name="pr18" draw:text-style-name="P28" draw:layer="layout" svg:width="25.199cm" svg:height="13.712cm" svg:x="1.217cm" svg:y="4.826cm" presentation:class="subtitle" presentation:user-transformed="true">
          <draw:text-box>
            <text:p text:style-name="P12"><text:span text:style-name="T12">(1) Базовый синтаксис</text:span></text:p>
            <text:p text:style-name="P12"><text:span text:style-name="T12">template &lt;typename T&gt; </text:span></text:p>
            <text:p text:style-name="P12"><text:span text:style-name="T12">requires Sequence&lt;T&gt;</text:span></text:p>
            <text:p text:style-name="P12"><text:span text:style-name="T12">void fill_with_random (T &amp;x, int n);</text:span></text:p>
            <text:p text:style-name="P12"><text:span text:style-name="T12"/></text:p>
            <text:p text:style-name="P12"><text:span text:style-name="T12">(2) Упрощенный синтаксис</text:span></text:p>
            <text:p text:style-name="P12"><text:span text:style-name="T12">template &lt;Sequence T&gt; </text:span></text:p>
            <text:p text:style-name="P12"><text:span text:style-name="T12">void fill_with_random (C &amp;x, int n);</text:span></text:p>
            <text:p text:style-name="P12"><text:span text:style-name="T12"/></text:p>
            <text:p text:style-name="P12"><text:span text:style-name="T12">(3) Вывод типов</text:span></text:p>
            <text:p text:style-name="P12"><text:span text:style-name="T12">void fill_with_random (Sequence &amp;x, int n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Лирическое отступление: вывод типов аргументами</text:p>
          </draw:text-box>
        </draw:frame>
        <draw:frame presentation:style-name="pr18" draw:text-style-name="P30" draw:layer="layout" svg:width="25.199cm" svg:height="13.712cm" svg:x="1.471cm" svg:y="5.855cm" presentation:class="subtitle" presentation:user-transformed="true">
          <draw:text-box>
            <text:p text:style-name="P29"><text:span text:style-name="T12">(1) Полная форма функций</text:span></text:p>
            <text:list text:style-name="L7">
              <text:list-item>
                <text:p text:style-name="P29"><text:span text:style-name="T12">template&lt;typename T&gt;</text:span><text:span text:style-name="T12"><text:line-break/></text:span><text:span text:style-name="T12">void foo (T x);</text:span></text:p>
              </text:list-item>
              <text:list-item>
                <text:p text:style-name="P29"><text:span text:style-name="T12">template&lt;typename T, typename U, typename V&gt; </text:span><text:span text:style-name="T12"><text:line-break/></text:span><text:span text:style-name="T12">void bar(T (U::*)(V));</text:span></text:p>
              </text:list-item>
            </text:list>
            <text:p text:style-name="P29"><text:span text:style-name="T12">(2) Упрощенный синтаксис в C++17</text:span></text:p>
            <text:list text:style-name="L8">
              <text:list-item>
                <text:p text:style-name="P29"><text:span text:style-name="T12">void foo (auto x);</text:span></text:p>
              </text:list-item>
              <text:list-item>
                <text:p text:style-name="P29"><text:span text:style-name="T12">void bar(auto (auto::*)(auto)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Ещё пример концепта</text:p>
          </draw:text-box>
        </draw:frame>
        <draw:frame presentation:style-name="pr17" draw:text-style-name="P32" draw:layer="layout" svg:width="26.215cm" svg:height="12.397cm" svg:x="1.27cm" svg:y="5.588cm" presentation:class="subtitle" presentation:user-transformed="true">
          <draw:text-box>
            <text:p text:style-name="P31"><text:span text:style-name="T31">template &lt;typename It&gt;</text:span></text:p>
            <text:p text:style-name="P31"><text:span text:style-name="T31">concept bool InputIterator () {</text:span></text:p>
            <text:p text:style-name="P31"><text:span text:style-name="T31"><text:s text:c="2"/></text:span><text:span text:style-name="T31">return </text:span><text:span text:style-name="T31"><text:line-break/></text:span><text:span text:style-name="T31"> <text:s text:c="3"/>requires(const It iconst, const It jconst, It i) {</text:span></text:p>
            <text:p text:style-name="P31"><text:span text:style-name="T31"><text:s text:c="6"/></text:span><text:span text:style-name="T31">typename std::iterator_traits&lt;It&gt;::reference;</text:span></text:p>
            <text:p text:style-name="P31"><text:span text:style-name="T31"><text:s text:c="6"/></text:span><text:span text:style-name="T31">typename std::iterator_traits&lt;It&gt;::value_type;</text:span></text:p>
            <text:p text:style-name="P31"><text:span text:style-name="T31"><text:s text:c="6"/></text:span><text:span text:style-name="T31">{ iconst == jconst } -&gt; bool;</text:span></text:p>
            <text:p text:style-name="P31"><text:span text:style-name="T31"><text:s text:c="6"/></text:span><text:span text:style-name="T31">{ iconst != jconst } -&gt; bool;</text:span></text:p>
            <text:p text:style-name="P31"><text:span text:style-name="T31"><text:s text:c="6"/></text:span><text:span text:style-name="T31">{ *i } -&gt; typename std::iterator_traits&lt;It&gt;::reference;</text:span></text:p>
            <text:p text:style-name="P31"><text:span text:style-name="T31"><text:s text:c="6"/></text:span><text:span text:style-name="T31">{ ++i } -&gt; It&amp;;</text:span></text:p>
            <text:p text:style-name="P31"><text:span text:style-name="T31"><text:s text:c="6"/></text:span><text:span text:style-name="T31">{ *i++ } -&gt; typename std::iterator_traits&lt;It&gt;::value_type;</text:span></text:p>
            <text:p text:style-name="P31"><text:span text:style-name="T31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Требования к концептам</text:p>
          </draw:text-box>
        </draw:frame>
        <draw:frame presentation:style-name="pr19" draw:text-style-name="P34" draw:layer="layout" svg:width="25.199cm" svg:height="13.255cm" svg:x="1.217cm" svg:y="5.829cm" presentation:class="subtitle" presentation:user-transformed="true">
          <draw:text-box>
            <text:list text:style-name="L9">
              <text:list-item>
                <text:p text:style-name="P33"><text:span text:style-name="T32">Всегда возвращают bool</text:span></text:p>
              </text:list-item>
              <text:list-item>
                <text:p text:style-name="P33"><text:span text:style-name="T32">Не принимают аргументов</text:span></text:p>
              </text:list-item>
              <text:list-item>
                <text:p text:style-name="P33"><text:span text:style-name="T32">Состоят из одного return</text:span></text:p>
              </text:list-item>
              <text:list-item>
                <text:p text:style-name="P33"><text:span text:style-name="T32">Не могут быть отдельно объявлены</text:span></text:p>
              </text:list-item>
              <text:list-item>
                <text:p text:style-name="P33"><text:span text:style-name="T32">Не могут быть членами или друзьями</text:span></text:p>
              </text:list-item>
              <text:list-item>
                <text:p text:style-name="P33"><text:span text:style-name="T32">Запрещена рекурсия </text:span><text:span text:style-name="T33">(увы, мы все так надеялись на concept MP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Требования к концептам</text:p>
          </draw:text-box>
        </draw:frame>
        <draw:frame presentation:style-name="pr20" draw:text-style-name="P34" draw:layer="layout" svg:width="25.199cm" svg:height="13.255cm" svg:x="1.217cm" svg:y="5.829cm" presentation:class="subtitle" presentation:user-transformed="true">
          <draw:text-box>
            <text:list text:style-name="L9">
              <text:list-item>
                <text:p text:style-name="P33"><text:span text:style-name="T32">Всегда возвращают bool</text:span></text:p>
              </text:list-item>
              <text:list-item>
                <text:p text:style-name="P33"><text:span text:style-name="T32">Не принимают аргументов</text:span></text:p>
              </text:list-item>
              <text:list-item>
                <text:p text:style-name="P33"><text:span text:style-name="T32">Состоят из одного return</text:span></text:p>
              </text:list-item>
              <text:list-item>
                <text:p text:style-name="P33"><text:span text:style-name="T32">Не могут быть отдельно объявлены</text:span></text:p>
              </text:list-item>
              <text:list-item>
                <text:p text:style-name="P33"><text:span text:style-name="T32">Не могут быть членами или друзьями</text:span></text:p>
              </text:list-item>
              <text:list-item>
                <text:p text:style-name="P33"><text:span text:style-name="T32">Запрещена рекурсия (увы, мы все так надеялись на concept MP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Ограничения ограничений</text:p>
          </draw:text-box>
        </draw:frame>
        <draw:frame presentation:style-name="pr21" draw:text-style-name="P36" draw:layer="layout" svg:width="25.199cm" svg:height="15.723cm" svg:x="1.217cm" svg:y="4.343cm" presentation:class="subtitle" presentation:user-transformed="true">
          <draw:text-box>
            <text:list text:style-name="L10">
              <text:list-item>
                <text:p text:style-name="P35"><text:span text:style-name="T12">Концепты не проверяют семантику</text:span><text:span text:style-name="T12"><text:line-break/></text:span><text:span text:style-name="T12">t.empty() == (t.size() == 0) </text:span><text:span text:style-name="T12">// ←------- </text:span><text:span text:style-name="T30">NOPE</text:span></text:p>
              </text:list-item>
              <text:list-item>
                <text:p text:style-name="P35"><text:span text:style-name="T12">Концепты не проверяют реализацию</text:span><text:span text:style-name="T12"><text:line-break/></text:span><text:span text:style-name="T12">template&lt;Range R, typename T&gt; bool</text:span><text:span text:style-name="T12"><text:line-break/></text:span><text:span text:style-name="T12">requires RangeEqComparable&lt;R, T&gt;()</text:span><text:span text:style-name="T12"><text:line-break/></text:span><text:span text:style-name="T12">in (R const&amp; range, T const&amp; value) {</text:span><text:span text:style-name="T12"><text:line-break/></text:span><text:span text:style-name="T12"> <text:s/>for (auto const&amp; x : range)</text:span><text:span text:style-name="T12"><text:line-break/></text:span><text:span text:style-name="T12"> <text:s text:c="3"/>if (x != value) // ←-------------</text:span><text:span text:style-name="T12">---</text:span><text:span text:style-name="T12"> </text:span><text:span text:style-name="T30">OOPS</text:span><text:span text:style-name="T12"><text:line-break/></text:span><text:span text:style-name="T12"> <text:s text:c="5"/>return false;</text:span><text:span text:style-name="T12"><text:line-break/></text:span><text:span text:style-name="T12"> <text:s/>return true;</text:span><text:span text:style-name="T12"><text:line-break/></text:span><text:span text:style-name="T12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Концепты в терминах концептов</text:p>
          </draw:text-box>
        </draw:frame>
        <draw:frame presentation:style-name="pr17" draw:text-style-name="P37" draw:layer="layout" svg:width="25.199cm" svg:height="13.573cm" svg:x="1.4cm" svg:y="4.343cm" presentation:class="subtitle" presentation:user-transformed="true">
          <draw:text-box>
            <text:p text:style-name="P17"><text:span text:style-name="T18">template &lt;typename T, typename U&gt;</text:span></text:p>
            <text:p text:style-name="P17"><text:span text:style-name="T18">concept bool Weak_equality_comparable() {</text:span></text:p>
            <text:p text:style-name="P17"><text:span text:style-name="T18"><text:s text:c="2"/></text:span><text:span text:style-name="T18">return requires(T t, U u) {</text:span></text:p>
            <text:p text:style-name="P17"><text:span text:style-name="T18"><text:s text:c="4"/></text:span><text:span text:style-name="T18">{t == u} -&gt; bool;</text:span></text:p>
            <text:p text:style-name="P17"><text:span text:style-name="T18"><text:s text:c="2"/></text:span><text:span text:style-name="T18">};</text:span></text:p>
            <text:p text:style-name="P17"><text:span text:style-name="T18">}</text:span></text:p>
            <text:p text:style-name="P17"><text:span text:style-name="T18"/></text:p>
            <text:p text:style-name="P17"><text:span text:style-name="T18">template &lt;typename T, typename U = T&gt;</text:span></text:p>
            <text:p text:style-name="P17"><text:span text:style-name="T18">concept bool Equality_comparable() {</text:span></text:p>
            <text:p text:style-name="P17"><text:span text:style-name="T18"><text:s text:c="2"/></text:span><text:span text:style-name="T18">return Weak_equality_comparable&lt;T, U&gt;() &amp;&amp;</text:span></text:p>
            <text:p text:style-name="P17"><text:span text:style-name="T18"><text:s text:c="9"/></text:span><text:span text:style-name="T18">Weak_equality_comparable&lt;U, T&gt;();</text:span></text:p>
            <text:p text:style-name="P17"><text:span text:style-name="T1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Использование концептов - 2</text:p>
          </draw:text-box>
        </draw:frame>
        <draw:frame presentation:style-name="pr18" draw:text-style-name="P28" draw:layer="layout" svg:width="25.199cm" svg:height="13.712cm" svg:x="1.217cm" svg:y="4.826cm" presentation:class="subtitle" presentation:user-transformed="true">
          <draw:text-box>
            <text:p text:style-name="P12"><text:span text:style-name="T12">(1) Упрощенный синтаксис</text:span></text:p>
            <text:p text:style-name="P12"><text:span text:style-name="T12">template &lt;Equality_comparable T&gt;</text:span></text:p>
            <text:p text:style-name="P12"><text:span text:style-name="T12">bool check(T, T);</text:span></text:p>
            <text:p text:style-name="P12"><text:span text:style-name="T12"/></text:p>
            <text:p text:style-name="P12"><text:span text:style-name="T12">(2) Вывод типов</text:span></text:p>
            <text:p text:style-name="P12"><text:span text:style-name="T12">bool check(Equality_comparable, Equality_comparable);</text:span></text:p>
            <text:p text:style-name="P12"><text:span text:style-name="T12"/></text:p>
            <text:p text:style-name="P12"><text:span text:style-name="T12">(3) Введение шаблона</text:span></text:p>
            <text:p text:style-name="P12"><text:span text:style-name="T12">Equality_comparable{T, U} </text:span></text:p>
            <text:p text:style-name="P12"><text:span text:style-name="T12">bool check(T, U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Функции и переменные концепты</text:p>
          </draw:text-box>
        </draw:frame>
        <draw:frame presentation:style-name="pr18" draw:text-style-name="P28" draw:layer="layout" svg:width="25.199cm" svg:height="14.737cm" svg:x="1.217cm" svg:y="4.314cm" presentation:class="subtitle" presentation:user-transformed="true">
          <draw:text-box>
            <text:p text:style-name="P12"><text:span text:style-name="T12">(1) Функция-концепт</text:span></text:p>
            <text:p text:style-name="P12"><text:span text:style-name="T12">template &lt;typename C&gt; </text:span></text:p>
            <text:p text:style-name="P12"><text:span text:style-name="T12">concept bool isInt() { </text:span></text:p>
            <text:p text:style-name="P12"><text:span text:style-name="T12"><text:s text:c="2"/></text:span><text:span text:style-name="T12">return std::is_integral&lt;C&gt;::value;</text:span></text:p>
            <text:p text:style-name="P12"><text:span text:style-name="T12">}</text:span></text:p>
            <text:p text:style-name="P12"><text:span text:style-name="T12"/></text:p>
            <text:p text:style-name="P12"><text:span text:style-name="T12">(2) Переменная-концепт</text:span></text:p>
            <text:p text:style-name="P12"><text:span text:style-name="T12">template &lt;typename C&gt; </text:span></text:p>
            <text:p text:style-name="P12"><text:span text:style-name="T12">concept bool Int = std::is_integral&lt;C&gt;::value;</text:span></text:p>
            <text:p text:style-name="P12"><text:span text:style-name="T12"/></text:p>
            <text:p text:style-name="P12"><text:span text:style-name="T12">Переменную можно использовать для вывода типа</text:span></text:p>
            <text:p text:style-name="P12"><text:span text:style-name="T12">Int x = f(x); // auto x = f(x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" draw:text-style-name="P14" draw:layer="layout" svg:width="25.199cm" svg:height="3.506cm" svg:x="1.4cm" svg:y="0.837cm" presentation:class="title" presentation:user-transformed="true">
          <draw:text-box>
            <text:p text:style-name="P14"><text:span text:style-name="T14">Перегрузка конструкторов - 4</text:span></text:p>
          </draw:text-box>
        </draw:frame>
        <draw:frame presentation:style-name="pr12" draw:text-style-name="P22" draw:layer="layout" svg:width="25.654cm" svg:height="14.732cm" svg:x="1.524cm" svg:y="4.985cm" presentation:class="subtitle" presentation:user-transformed="true">
          <draw:text-box>
            <text:p text:style-name="P22"><text:span text:style-name="T24">template &lt;typename T&gt;</text:span></text:p>
            <text:p text:style-name="P22"><text:span text:style-name="T24">concept bool Int = is_integral_v&lt;T&gt;;</text:span></text:p>
            <text:p text:style-name="P22"><text:span text:style-name="T24"/></text:p>
            <text:p text:style-name="P22"><text:span text:style-name="T24">template &lt;typename T&gt;</text:span></text:p>
            <text:p text:style-name="P22"><text:span text:style-name="T24">concept bool Float = is_floating_point_v&lt;T&gt;;</text:span></text:p>
            <text:p text:style-name="P22"><text:span text:style-name="T24"/></text:p>
            <text:p text:style-name="P22"><text:span text:style-name="T24">struct Foo {</text:span></text:p>
            <text:p text:style-name="P22"><text:span text:style-name="T24"><text:s text:c="2"/></text:span><text:span text:style-name="T24">enum {int_like, float_like} type_;</text:span></text:p>
            <text:p text:style-name="P22"><text:span text:style-name="T24"><text:s text:c="2"/></text:span><text:span text:style-name="T24">Foo (Int x);</text:span></text:p>
            <text:p text:style-name="P22"><text:span text:style-name="T24"><text:s text:c="2"/></text:span><text:span text:style-name="T24">Foo (Float x);</text:span></text:p>
            <text:p text:style-name="P22"><text:span text:style-name="T24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text-style-name="P14" draw:layer="layout" svg:width="25.199cm" svg:height="3.506cm" svg:x="1.4cm" svg:y="0.837cm" presentation:class="title" presentation:user-transformed="true">
          <draw:text-box>
            <text:p text:style-name="P14"><text:span text:style-name="T14">Перегрузка классов</text:span></text:p>
          </draw:text-box>
        </draw:frame>
        <draw:frame presentation:style-name="pr12" draw:text-style-name="P22" draw:layer="layout" svg:width="25.654cm" svg:height="14.732cm" svg:x="1.524cm" svg:y="4.985cm" presentation:class="subtitle" presentation:user-transformed="true">
          <draw:text-box>
            <text:p text:style-name="P22"><text:span text:style-name="T24">template &lt;typename T&gt;</text:span></text:p>
            <text:p text:style-name="P22"><text:span text:style-name="T24">class complex;</text:span></text:p>
            <text:p text:style-name="P22"><text:span text:style-name="T24"/></text:p>
            <text:p text:style-name="P22"><text:span text:style-name="T24">template &lt;Float T&gt;</text:span></text:p>
            <text:p text:style-name="P22"><text:span text:style-name="T24">class complex { /* complex numbers */ };</text:span></text:p>
            <text:p text:style-name="P22"><text:span text:style-name="T24"/></text:p>
            <text:p text:style-name="P22"><text:span text:style-name="T24">template &lt;Int T&gt;</text:span></text:p>
            <text:p text:style-name="P22"><text:span text:style-name="T24">class complex { /* gaussian integers */ };</text:span></text:p>
            <text:p text:style-name="P22"><text:span text:style-name="T2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4" draw:text-style-name="P14" draw:layer="layout" svg:width="25.199cm" svg:height="3.506cm" svg:x="1.4cm" svg:y="0.837cm" presentation:class="title" presentation:user-transformed="true">
          <draw:text-box>
            <text:p text:style-name="P14"><text:span text:style-name="T14">Вопрос: чем плох код на слайде?</text:span></text:p>
          </draw:text-box>
        </draw:frame>
        <draw:frame presentation:style-name="pr12" draw:text-style-name="P38" draw:layer="layout" svg:width="20.574cm" svg:height="14.732cm" svg:x="1.524cm" svg:y="4.985cm" presentation:class="subtitle" presentation:user-transformed="true">
          <draw:text-box>
            <text:p text:style-name="P38"><text:span text:style-name="T19">template &lt;Sequence S, typename P&gt;</text:span></text:p>
            <text:p text:style-name="P38"><text:span text:style-name="T19">int count (S const&amp; seq, P pred) {</text:span></text:p>
            <text:p text:style-name="P38"><text:span text:style-name="T19"><text:s text:c="2"/></text:span><text:span text:style-name="T19">int n = 0;</text:span></text:p>
            <text:p text:style-name="P38"><text:span text:style-name="T19"><text:s text:c="2"/></text:span><text:span text:style-name="T19">for (auto const &amp;x : seq)</text:span></text:p>
            <text:p text:style-name="P38"><text:span text:style-name="T19"><text:s text:c="4"/></text:span><text:span text:style-name="T19">if (pred(x)) ++n;</text:span></text:p>
            <text:p text:style-name="P38"><text:span text:style-name="T19"><text:s text:c="2"/></text:span><text:span text:style-name="T19">return n;</text:span></text:p>
            <text:p text:style-name="P38"><text:span text:style-name="T1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text-style-name="P14" draw:layer="layout" svg:width="25.199cm" svg:height="3.506cm" svg:x="1.4cm" svg:y="0.837cm" presentation:class="title" presentation:user-transformed="true">
          <draw:text-box>
            <text:p text:style-name="P14"><text:span text:style-name="T14">Ответ: не ограниченный P</text:span></text:p>
          </draw:text-box>
        </draw:frame>
        <draw:frame presentation:style-name="pr12" draw:text-style-name="P38" draw:layer="layout" svg:width="20.574cm" svg:height="14.732cm" svg:x="1.524cm" svg:y="4.985cm">
          <draw:text-box>
            <text:p text:style-name="P38"><text:span text:style-name="T19">template &lt;Sequence S, </text:span><text:span text:style-name="T34">typename</text:span><text:span text:style-name="T19"> P&gt;</text:span></text:p>
            <text:p text:style-name="P38"><text:span text:style-name="T19">int count (S const&amp; seq, </text:span><text:span text:style-name="T34">P pred</text:span><text:span text:style-name="T19">) {</text:span></text:p>
            <text:p text:style-name="P38"><text:span text:style-name="T19"><text:s text:c="2"/></text:span><text:span text:style-name="T19">int n = 0;</text:span></text:p>
            <text:p text:style-name="P38"><text:span text:style-name="T19"><text:s text:c="2"/></text:span><text:span text:style-name="T19">for (auto const &amp;x : seq)</text:span></text:p>
            <text:p text:style-name="P38"><text:span text:style-name="T19"><text:s text:c="4"/></text:span><text:span text:style-name="T19">if (pred(x)) ++n;</text:span></text:p>
            <text:p text:style-name="P38"><text:span text:style-name="T19"><text:s text:c="2"/></text:span><text:span text:style-name="T19">return n;</text:span></text:p>
            <text:p text:style-name="P38"><text:span text:style-name="T19">}</text:span></text:p>
          </draw:text-box>
        </draw:frame>
        <draw:frame draw:style-name="gr3" draw:text-style-name="P26" draw:layer="layout" svg:width="8.636cm" svg:height="2.783cm" svg:x="11.176cm" svg:y="15.505cm">
          <draw:text-box>
            <text:p text:style-name="P26"><text:span text:style-name="T29">Тут произойдет что угодно!</text:span></text:p>
          </draw:text-box>
        </draw:frame>
        <draw:line draw:style-name="gr2" draw:text-style-name="P7" draw:layer="layout" svg:x1="11.176cm" svg:y1="16.764cm" svg:x2="8.128cm" svg:y2="14.478cm">
          <text:p/>
        </draw:lin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4" draw:text-style-name="P14" draw:layer="layout" svg:width="25.199cm" svg:height="3.506cm" svg:x="1.4cm" svg:y="0.837cm" presentation:class="title" presentation:user-transformed="true">
          <draw:text-box>
            <text:p text:style-name="P14"><text:span text:style-name="T14">Идея для ограничения</text:span></text:p>
          </draw:text-box>
        </draw:frame>
        <draw:frame presentation:style-name="pr12" draw:text-style-name="P22" draw:layer="layout" svg:width="26.67cm" svg:height="14.732cm" svg:x="0.762cm" svg:y="4.985cm" presentation:class="subtitle" presentation:user-transformed="true">
          <draw:text-box>
            <text:p text:style-name="P22"><text:span text:style-name="T24">template &lt;Sequence S, </text:span><text:span text:style-name="T25">typename P</text:span><text:span text:style-name="T24">&gt;</text:span></text:p>
            <text:p text:style-name="P22"><text:span text:style-name="T24">requires </text:span><text:span text:style-name="T25">Predicate&lt;P, typename S::element_type&gt;()</text:span></text:p>
            <text:p text:style-name="P22"><text:span text:style-name="T24">int count (S const&amp; seq, P pred) {</text:span></text:p>
            <text:p text:style-name="P22"><text:span text:style-name="T24"><text:s text:c="2"/></text:span><text:span text:style-name="T24">int n = 0;</text:span></text:p>
            <text:p text:style-name="P22"><text:span text:style-name="T24"><text:s text:c="2"/></text:span><text:span text:style-name="T24">for (auto const &amp;x : seq)</text:span></text:p>
            <text:p text:style-name="P22"><text:span text:style-name="T24"><text:s text:c="4"/></text:span><text:span text:style-name="T24">if (pred(x)) ++n;</text:span></text:p>
            <text:p text:style-name="P22"><text:span text:style-name="T24"><text:s text:c="2"/></text:span><text:span text:style-name="T24">return n;</text:span></text:p>
            <text:p text:style-name="P22"><text:span text:style-name="T2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text-style-name="P14" draw:layer="layout" svg:width="25.199cm" svg:height="3.506cm" svg:x="1.4cm" svg:y="0.837cm" presentation:class="title" presentation:user-transformed="true">
          <draw:text-box>
            <text:p text:style-name="P14"><text:span text:style-name="T14">Идея для ограничения</text:span></text:p>
          </draw:text-box>
        </draw:frame>
        <draw:frame presentation:style-name="pr12" draw:text-style-name="P22" draw:layer="layout" svg:width="26.67cm" svg:height="14.732cm" svg:x="0.762cm" svg:y="4.985cm" presentation:class="subtitle" presentation:user-transformed="true">
          <draw:text-box>
            <text:p text:style-name="P22"><text:span text:style-name="T24">template &lt;Sequence S, </text:span><text:span text:style-name="T25">typename P</text:span><text:span text:style-name="T24">&gt;</text:span></text:p>
            <text:p text:style-name="P22"><text:span text:style-name="T24">requires </text:span><text:span text:style-name="T25">Predicate&lt;P, typename S::element_type&gt;()</text:span></text:p>
            <text:p text:style-name="P22"><text:span text:style-name="T24">int count (S const&amp; seq, P pred) {</text:span></text:p>
            <text:p text:style-name="P22"><text:span text:style-name="T24"><text:s text:c="2"/></text:span><text:span text:style-name="T24">int n = 0;</text:span></text:p>
            <text:p text:style-name="P22"><text:span text:style-name="T24"><text:s text:c="2"/></text:span><text:span text:style-name="T24">for (auto const &amp;x : seq)</text:span></text:p>
            <text:p text:style-name="P22"><text:span text:style-name="T24"><text:s text:c="4"/></text:span><text:span text:style-name="T24">if (pred(x)) ++n;</text:span></text:p>
            <text:p text:style-name="P22"><text:span text:style-name="T24"><text:s text:c="2"/></text:span><text:span text:style-name="T24">return n;</text:span></text:p>
            <text:p text:style-name="P22"><text:span text:style-name="T24">}</text:span></text:p>
          </draw:text-box>
        </draw:frame>
        <draw:line draw:style-name="gr2" draw:text-style-name="P7" draw:layer="layout" svg:x1="10.922cm" svg:y1="6.343cm" svg:x2="9.652cm" svg:y2="8.636cm">
          <text:p/>
        </draw:line>
        <draw:frame draw:style-name="gr3" draw:text-style-name="P26" draw:layer="layout" svg:width="5.588cm" svg:height="1.517cm" svg:x="9.144cm" svg:y="4.826cm">
          <draw:text-box>
            <text:p text:style-name="P26"><text:span text:style-name="T29">Предикат</text:span></text:p>
          </draw:text-box>
        </draw:frame>
        <draw:frame draw:style-name="gr3" draw:text-style-name="P26" draw:layer="layout" svg:width="7.112cm" svg:height="1.517cm" svg:x="17.78cm" svg:y="4.572cm">
          <draw:text-box>
            <text:p text:style-name="P26"><text:span text:style-name="T29">Аргументы</text:span></text:p>
          </draw:text-box>
        </draw:frame>
        <draw:line draw:style-name="gr2" draw:text-style-name="P7" draw:layer="layout" svg:x1="21.844cm" svg:y1="6.089cm" svg:x2="22.098cm" svg:y2="8.636cm">
          <text:p/>
        </draw:lin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4" draw:text-style-name="P14" draw:layer="layout" svg:width="25.199cm" svg:height="3.506cm" svg:x="1.4cm" svg:y="0.837cm" presentation:class="title" presentation:user-transformed="true">
          <draw:text-box>
            <text:p text:style-name="P14"><text:span text:style-name="T14">Концепт для предиката</text:span></text:p>
          </draw:text-box>
        </draw:frame>
        <draw:frame presentation:style-name="pr12" draw:text-style-name="P38" draw:layer="layout" svg:width="26.67cm" svg:height="14.732cm" svg:x="0.762cm" svg:y="4.985cm" presentation:class="subtitle" presentation:user-transformed="true">
          <draw:text-box>
            <text:p text:style-name="P38"><text:span text:style-name="T19">template &lt;typename P, typename ... Args&gt;</text:span></text:p>
            <text:p text:style-name="P38"><text:span text:style-name="T19">concept bool Predicate() {</text:span></text:p>
            <text:p text:style-name="P38"><text:span text:style-name="T19"><text:s text:c="2"/></text:span><text:span text:style-name="T19">return requires (P pred, Args ... args) {</text:span></text:p>
            <text:p text:style-name="P38"><text:span text:style-name="T19"><text:s text:c="4"/></text:span><text:span text:style-name="T19">{ pred(args...) } -&gt; bool;</text:span></text:p>
            <text:p text:style-name="P38"><text:span text:style-name="T19"><text:s text:c="2"/></text:span><text:span text:style-name="T19">};</text:span></text:p>
            <text:p text:style-name="P38"><text:span text:style-name="T19">}</text:span></text:p>
            <text:p text:style-name="P38"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Введение вариабельного шаблона</text:p>
          </draw:text-box>
        </draw:frame>
        <draw:frame presentation:style-name="pr12" draw:text-style-name="P38" draw:layer="layout" svg:width="26.67cm" svg:height="14.732cm" svg:x="0.762cm" svg:y="4.985cm">
          <draw:text-box>
            <text:p text:style-name="P38"><text:span text:style-name="T19">template&lt;typename T, int N, typename... Xs&gt; </text:span></text:p>
            <text:p text:style-name="P38"><text:span text:style-name="T19">concept bool C1 = true;</text:span></text:p>
            <text:p text:style-name="P38"><text:span text:style-name="T19"><text:line-break/></text:span><text:span text:style-name="T19">Допустим любой из вариантов:</text:span></text:p>
            <text:list text:style-name="L11">
              <text:list-item>
                <text:p text:style-name="P38"><text:span text:style-name="T19">C1{A, B, ...C} struct S1;</text:span></text:p>
              </text:list-item>
              <text:list-item>
                <text:p text:style-name="P38"><text:span text:style-name="T19">template&lt;typename A, int B, typename... C&gt;</text:span><text:span text:style-name="T19"><text:line-break/></text:span><text:span text:style-name="T19"> requires C1&lt;A, B, C...&gt;</text:span><text:span text:style-name="T19"><text:line-break/></text:span><text:span text:style-name="T19"> struct S1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Критика концептов: консервативность комитета</text:p>
          </draw:text-box>
        </draw:frame>
        <draw:frame presentation:style-name="pr5" draw:layer="layout" svg:width="25.199cm" svg:height="12.179cm" svg:x="1.4cm" svg:y="5.855cm" presentation:class="outline" presentation:user-transformed="true">
          <draw:text-box>
            <text:list text:style-name="L3">
              <text:list-item>
                <text:p>Предложение опубликовано менее года назад</text:p>
              </text:list-item>
              <text:list-item>
                <text:p>Спецификация реализована только в одном компиляторе и реализована тем же человеком, который писал документ спецификации</text:p>
              </text:list-item>
              <text:list-item>
                <text:p>Сейчас очень мало кода, который полагался бы на концепты или хоть как-то их использовал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1" draw:layer="layout" svg:width="21.46cm" svg:height="3.506cm" svg:x="3.302cm" svg:y="0.837cm" presentation:class="title" presentation:user-transformed="true">
          <draw:text-box>
            <text:p>Критика концептов: технические возражения</text:p>
          </draw:text-box>
        </draw:frame>
        <draw:frame presentation:style-name="pr5" draw:layer="layout" svg:width="25.199cm" svg:height="12.179cm" svg:x="1.4cm" svg:y="5.855cm" presentation:class="outline" presentation:user-transformed="true">
          <draw:text-box>
            <text:list text:style-name="L3">
              <text:list-item>
                <text:p>Синтаксические неоднозначности<text:line-break/><text:span text:style-name="T10">void f(X x); // function or template?</text:span></text:p>
              </text:list-item>
              <text:list-item>
                <text:p>Дополнительное значение для <text:span text:style-name="T10">{}</text:span></text:p>
              </text:list-item>
              <text:list-item>
                <text:p>Уже утверждена возможность делать так:<text:line-break/><text:span text:style-name="T10">template&lt;auto V&gt;</text:span><text:span text:style-name="T10"><text:line-break/></text:span><text:span text:style-name="T10">constexpr auto v = V*2;</text:span><text:line-break/>И она будет конфликтовать с концептами</text:p>
              </text:list-item>
              <text:list-item>
                <text:p>Ошибки проверки концептов часто проявляются как ошибки разрешения перегрузк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Детали <text:span text:style-name="T35">реализации</text:span>: нормализация</text:p>
          </draw:text-box>
        </draw:frame>
        <draw:frame presentation:style-name="pr5" draw:layer="layout" svg:width="25.199cm" svg:height="4.738cm" svg:x="1.4cm" svg:y="4.914cm" presentation:class="outline" presentation:user-transformed="true">
          <draw:text-box>
            <text:list text:style-name="L3">
              <text:list-item>
                <text:p>Полная подстановка подвыражений</text:p>
              </text:list-item>
              <text:list-item>
                <text:p>Формирование логических цепочек через &amp;&amp; и || из атомарных концептов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Детали <text:span text:style-name="T35">реализации</text:span>: поглощение</text:p>
          </draw:text-box>
        </draw:frame>
        <draw:frame presentation:style-name="pr5" draw:text-style-name="P39" draw:layer="layout" svg:width="25.524cm" svg:height="14.644cm" svg:x="1.4cm" svg:y="4.914cm" presentation:class="outline" presentation:user-transformed="true">
          <draw:text-box>
            <text:list text:style-name="L3">
              <text:list-item>
                <text:p text:style-name="P39"><text:span text:style-name="T10">Как определить, что P поглощает Q? (сокращенно P =&gt; Q)</text:span></text:p>
              </text:list-item>
              <text:list-item>
                <text:p text:style-name="P39"><text:span text:style-name="T10">Пусть P = P1 || P2 || … (ДНФ)</text:span><text:span text:style-name="T10"><text:line-break/></text:span><text:span text:style-name="T10"> <text:s text:c="6"/>Q = Q1 &amp;&amp; Q2 &amp;&amp; … (КНФ)</text:span></text:p>
              </text:list-item>
              <text:list-item>
                <text:p text:style-name="P39"><text:span text:style-name="T10">Тогда Pi =&gt; Qj если </text:span><text:span text:style-name="T10"><text:line-break/></text:span><text:span text:style-name="T10">forany k, forall n | Pik =&gt; Qjn</text:span></text:p>
              </text:list-item>
              <text:list-item>
                <text:p text:style-name="P39"><text:span text:style-name="T10">И далее P =&gt; Q если</text:span><text:span text:style-name="T10"><text:line-break/></text:span><text:span text:style-name="T10">forany k, forall n | Pk =&gt; Q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12" svg:font-family="'LM Mono 12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draw:stroke-dash="Dashed_20__28_var_29__20_4" svg:stroke-color="#000000" draw:marker-end="Arrow" draw:fill="none" draw:fill-gradient-name="Gradient_20_2" draw:fill-hatch-name="Hatching_20_1" draw:fill-image-name="Bitmape_20_1" draw:fill-image-width="0cm" draw:fill-image-height="0cm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8T18:56:04.371986987</meta:creation-date>
    <dc:date>2016-05-29T01:07:04.539868761</dc:date>
    <meta:editing-duration>PT6H5M34S</meta:editing-duration>
    <meta:editing-cycles>65</meta:editing-cycles>
    <meta:generator>LibreOffice/4.2.8.2$Linux_X86_64 LibreOffice_project/420m0$Build-2</meta:generator>
    <meta:document-statistic meta:object-count="266"/>
  </office:meta>
</office:document-meta>
</file>